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entury Gothic" svg:font-family="'Century Gothic'" style:font-adornments="Norm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5af9e" officeooo:paragraph-rsid="0015af9e"/>
    </style:style>
    <style:style style:name="P2" style:family="paragraph" style:parent-style-name="Text_20_body">
      <style:paragraph-properties fo:text-align="end" style:justify-single-word="false"/>
      <style:text-properties fo:font-weight="bold" officeooo:rsid="0015af9e" officeooo:paragraph-rsid="0015af9e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2b6452" officeooo:paragraph-rsid="0015af9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2b6452"/>
    </style:style>
    <style:style style:name="P7" style:family="paragraph" style:parent-style-name="Heading_20_1" style:list-style-name="">
      <style:text-properties officeooo:rsid="0015af9e" officeooo:paragraph-rsid="0015af9e"/>
    </style:style>
    <style:style style:name="P8" style:family="paragraph" style:parent-style-name="Heading_20_1">
      <style:paragraph-properties fo:break-before="page"/>
      <style:text-properties officeooo:rsid="0015af9e" officeooo:paragraph-rsid="0015af9e"/>
    </style:style>
    <style:style style:name="P9" style:family="paragraph" style:parent-style-name="Text_20_body">
      <style:text-properties officeooo:rsid="0015af9e" officeooo:paragraph-rsid="0015af9e"/>
    </style:style>
    <style:style style:name="P10" style:family="paragraph" style:parent-style-name="Heading_20_1">
      <style:text-properties officeooo:rsid="0015af9e" officeooo:paragraph-rsid="0015af9e"/>
    </style:style>
    <style:style style:name="P11" style:family="paragraph" style:parent-style-name="Heading_20_2">
      <style:text-properties officeooo:rsid="0015af9e" officeooo:paragraph-rsid="0015af9e"/>
    </style:style>
    <style:style style:name="P12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15af9e" style:font-size-asian="10pt" style:font-size-complex="10pt"/>
    </style:style>
    <style:style style:name="P13" style:family="paragraph" style:parent-style-name="Text_20_body">
      <style:paragraph-properties style:writing-mode="lr-tb"/>
      <style:text-properties officeooo:rsid="0015af9e" officeooo:paragraph-rsid="0015af9e"/>
    </style:style>
    <style:style style:name="P14" style:family="paragraph" style:parent-style-name="Text_20_body">
      <style:paragraph-properties style:writing-mode="lr-tb"/>
      <style:text-properties fo:font-style="normal" officeooo:rsid="0016ad10" officeooo:paragraph-rsid="0016ad10" style:font-style-asian="normal" style:font-style-complex="normal"/>
    </style:style>
    <style:style style:name="P15" style:family="paragraph" style:parent-style-name="Heading_20_2">
      <style:text-properties officeooo:rsid="0016ad10" officeooo:paragraph-rsid="0016ad10"/>
    </style:style>
    <style:style style:name="P16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16ad10" style:font-size-asian="10pt" style:font-size-complex="10pt"/>
    </style:style>
    <style:style style:name="P17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 style:writing-mode="lr-tb"/>
      <style:text-properties style:font-name="Cascadia Code" fo:font-size="10pt" officeooo:paragraph-rsid="0016ad10" style:font-size-asian="10pt" style:font-size-complex="10pt"/>
    </style:style>
    <style:style style:name="P18" style:family="paragraph" style:parent-style-name="Text_20_body">
      <style:text-properties fo:font-style="normal" officeooo:rsid="0016ad10" officeooo:paragraph-rsid="0016ad10" style:font-style-asian="normal" style:font-style-complex="normal"/>
    </style:style>
    <style:style style:name="P19" style:family="paragraph" style:parent-style-name="Heading_20_2" style:list-style-name="">
      <style:paragraph-properties style:writing-mode="lr-tb"/>
      <style:text-properties officeooo:rsid="0016ad10" officeooo:paragraph-rsid="001995bf"/>
    </style:style>
    <style:style style:name="P20" style:family="paragraph" style:parent-style-name="Heading_20_2">
      <style:paragraph-properties fo:break-before="page" style:writing-mode="lr-tb"/>
      <style:text-properties officeooo:rsid="0016ad10" officeooo:paragraph-rsid="001995bf"/>
    </style:style>
    <style:style style:name="P21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text-align="start" style:justify-single-word="false" fo:background-color="#cccccc" style:writing-mode="lr-tb"/>
      <style:text-properties fo:font-size="10pt" officeooo:paragraph-rsid="001995bf" style:font-size-asian="10pt" style:font-size-complex="10pt"/>
    </style:style>
    <style:style style:name="P22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text-align="start" style:justify-single-word="false" fo:background-color="#cccccc"/>
      <style:text-properties style:font-name="Cascadia Code" fo:font-size="10pt" officeooo:paragraph-rsid="001995bf" style:font-size-asian="10pt" style:font-size-complex="10pt"/>
    </style:style>
    <style:style style:name="P23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text-align="start" style:justify-single-word="false" fo:background-color="#cccccc"/>
      <style:text-properties fo:font-size="10pt" officeooo:paragraph-rsid="001995bf" style:font-size-asian="10pt" style:font-size-complex="10pt"/>
    </style:style>
    <style:style style:name="P24" style:family="paragraph" style:parent-style-name="Text_20_body">
      <loext:graphic-properties draw:fill="solid" draw:fill-color="#cccccc" draw:opacity="100%"/>
      <style:paragraph-properties fo:margin-top="0cm" fo:margin-bottom="0.3cm" style:contextual-spacing="true" fo:text-align="start" style:justify-single-word="false" fo:background-color="#cccccc"/>
      <style:text-properties style:font-name="Cascadia Code" fo:font-size="10pt" officeooo:paragraph-rsid="001995bf" style:font-size-asian="10pt" style:font-size-complex="10pt"/>
    </style:style>
    <style:style style:name="P25" style:family="paragraph" style:parent-style-name="Text_20_body">
      <style:paragraph-properties style:writing-mode="lr-tb"/>
      <style:text-properties fo:font-style="normal" officeooo:rsid="001995bf" officeooo:paragraph-rsid="001995bf" style:font-style-asian="normal" style:font-style-complex="normal"/>
    </style:style>
    <style:style style:name="P26" style:family="paragraph" style:parent-style-name="Text_20_body">
      <style:paragraph-properties style:writing-mode="lr-tb"/>
      <style:text-properties fo:font-style="normal" officeooo:rsid="001b5be3" officeooo:paragraph-rsid="001b5be3" style:font-style-asian="normal" style:font-style-complex="normal"/>
    </style:style>
    <style:style style:name="P27" style:family="paragraph" style:parent-style-name="Heading_20_2">
      <style:text-properties officeooo:rsid="0015af9e" officeooo:paragraph-rsid="001bbdd8"/>
    </style:style>
    <style:style style:name="P28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1bbdd8" style:font-size-asian="10pt" style:font-size-complex="10pt"/>
    </style:style>
    <style:style style:name="P29" style:family="paragraph" style:parent-style-name="Text_20_body">
      <style:paragraph-properties style:writing-mode="lr-tb"/>
      <style:text-properties officeooo:rsid="001b5be3" officeooo:paragraph-rsid="001bbdd8"/>
    </style:style>
    <style:style style:name="P30" style:family="paragraph" style:parent-style-name="Heading_20_2">
      <style:text-properties officeooo:rsid="0015af9e" officeooo:paragraph-rsid="00232ebd"/>
    </style:style>
    <style:style style:name="P31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232ebd" style:font-size-asian="10pt" style:font-size-complex="10pt"/>
    </style:style>
    <style:style style:name="P32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rsid="00232ebd" officeooo:paragraph-rsid="00232ebd" style:font-size-asian="10pt" style:font-size-complex="10pt"/>
    </style:style>
    <style:style style:name="P33" style:family="paragraph" style:parent-style-name="Text_20_body">
      <style:paragraph-properties style:writing-mode="lr-tb"/>
      <style:text-properties officeooo:rsid="001b5be3" officeooo:paragraph-rsid="00232ebd"/>
    </style:style>
    <style:style style:name="P34" style:family="paragraph" style:parent-style-name="Heading_20_2">
      <style:text-properties officeooo:rsid="0015af9e" officeooo:paragraph-rsid="001f0f88"/>
    </style:style>
    <style:style style:name="P35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1f0f88" style:font-size-asian="10pt" style:font-size-complex="10pt"/>
    </style:style>
    <style:style style:name="P36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 style:writing-mode="lr-tb"/>
      <style:text-properties style:font-name="Cascadia Code" fo:font-size="10pt" officeooo:paragraph-rsid="001f0f88" style:font-size-asian="10pt" style:font-size-complex="10pt"/>
    </style:style>
    <style:style style:name="P37" style:family="paragraph" style:parent-style-name="Text_20_body">
      <style:paragraph-properties style:writing-mode="lr-tb"/>
      <style:text-properties officeooo:rsid="001b5be3" officeooo:paragraph-rsid="001f0f88"/>
    </style:style>
    <style:style style:name="P38" style:family="paragraph" style:parent-style-name="Text_20_body">
      <style:paragraph-properties style:writing-mode="lr-tb"/>
      <style:text-properties officeooo:rsid="0024035c" officeooo:paragraph-rsid="00282016"/>
    </style:style>
    <style:style style:name="P39" style:family="paragraph" style:parent-style-name="Heading_20_2">
      <style:text-properties officeooo:rsid="0015af9e" officeooo:paragraph-rsid="002986fb"/>
    </style:style>
    <style:style style:name="P40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officeooo:paragraph-rsid="002986fb" style:font-size-asian="10pt" style:font-size-complex="10pt"/>
    </style:style>
    <style:style style:name="P41" style:family="paragraph" style:parent-style-name="Text_20_body">
      <style:paragraph-properties style:writing-mode="lr-tb"/>
      <style:text-properties officeooo:rsid="001b5be3" officeooo:paragraph-rsid="002986fb"/>
    </style:style>
    <style:style style:name="P42" style:family="paragraph" style:parent-style-name="Text_20_body">
      <style:paragraph-properties style:writing-mode="lr-tb"/>
      <style:text-properties officeooo:rsid="0024035c" officeooo:paragraph-rsid="002986fb"/>
    </style:style>
    <style:style style:name="P43" style:family="paragraph" style:parent-style-name="Heading_20_1">
      <style:paragraph-properties fo:break-before="page"/>
      <style:text-properties officeooo:rsid="002cc917" officeooo:paragraph-rsid="002cc917"/>
    </style:style>
    <style:style style:name="P44" style:family="paragraph" style:parent-style-name="Text_20_body">
      <style:paragraph-properties style:writing-mode="lr-tb"/>
      <style:text-properties officeooo:rsid="0033746f" officeooo:paragraph-rsid="0033746f"/>
    </style:style>
    <style:style style:name="P45" style:family="paragraph" style:parent-style-name="Heading_20_2">
      <style:text-properties officeooo:rsid="0015af9e" officeooo:paragraph-rsid="002cc917"/>
    </style:style>
    <style:style style:name="P46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fo:font-weight="normal" officeooo:paragraph-rsid="002cc917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style:writing-mode="lr-tb"/>
      <style:text-properties officeooo:rsid="001b5be3" officeooo:paragraph-rsid="002cc917"/>
    </style:style>
    <style:style style:name="P48" style:family="paragraph" style:parent-style-name="Heading_20_2" style:list-style-name="">
      <style:text-properties officeooo:rsid="0015af9e" officeooo:paragraph-rsid="002cc917"/>
    </style:style>
    <style:style style:name="P49" style:family="paragraph" style:parent-style-name="Heading_20_2">
      <style:paragraph-properties fo:break-before="page"/>
      <style:text-properties officeooo:rsid="0015af9e" officeooo:paragraph-rsid="002cc917"/>
    </style:style>
    <style:style style:name="P50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text-align="start" style:justify-single-word="false" fo:background-color="#cccccc"/>
      <style:text-properties style:font-name="Cascadia Code" fo:font-size="10pt" fo:font-weight="normal" officeooo:paragraph-rsid="002cc917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 style:writing-mode="lr-tb"/>
      <style:text-properties style:font-name="Cascadia Code" fo:font-size="10pt" fo:font-weight="normal" officeooo:paragraph-rsid="002cc917" style:font-size-asian="10pt" style:font-weight-asian="normal" style:font-size-complex="10pt" style:font-weight-complex="normal"/>
    </style:style>
    <style:style style:name="P52" style:family="paragraph" style:parent-style-name="Heading_20_1">
      <style:paragraph-properties fo:break-before="page"/>
      <style:text-properties officeooo:rsid="002cc917" officeooo:paragraph-rsid="003598e5"/>
    </style:style>
    <style:style style:name="P53" style:family="paragraph" style:parent-style-name="Text_20_body">
      <style:paragraph-properties style:writing-mode="lr-tb"/>
      <style:text-properties officeooo:rsid="0033746f" officeooo:paragraph-rsid="003598e5"/>
    </style:style>
    <style:style style:name="P54" style:family="paragraph" style:parent-style-name="Heading_20_2">
      <style:paragraph-properties style:writing-mode="lr-tb"/>
      <style:text-properties officeooo:rsid="0015af9e" officeooo:paragraph-rsid="003598e5"/>
    </style:style>
    <style:style style:name="P55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fo:font-weight="normal" officeooo:paragraph-rsid="003598e5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style:writing-mode="lr-tb"/>
      <style:text-properties officeooo:rsid="001b5be3" officeooo:paragraph-rsid="003598e5"/>
    </style:style>
    <style:style style:name="P57" style:family="paragraph" style:parent-style-name="Heading_20_2">
      <style:paragraph-properties style:writing-mode="lr-tb"/>
      <style:text-properties officeooo:rsid="0015af9e" officeooo:paragraph-rsid="00376290"/>
    </style:style>
    <style:style style:name="P58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fo:font-weight="normal" officeooo:paragraph-rsid="00376290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style:writing-mode="lr-tb"/>
      <style:text-properties officeooo:rsid="001b5be3" officeooo:paragraph-rsid="00394fee"/>
    </style:style>
    <style:style style:name="P60" style:family="paragraph" style:parent-style-name="Heading_20_2">
      <style:text-properties officeooo:rsid="0015af9e" officeooo:paragraph-rsid="00376290"/>
    </style:style>
    <style:style style:name="P61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 style:writing-mode="lr-tb"/>
      <style:text-properties style:font-name="Cascadia Code" fo:font-size="10pt" fo:font-weight="normal" officeooo:paragraph-rsid="00376290" style:font-size-asian="10pt" style:font-weight-asian="normal" style:font-size-complex="10pt" style:font-weight-complex="normal"/>
    </style:style>
    <style:style style:name="P62" style:family="paragraph" style:parent-style-name="Text_20_body">
      <loext:graphic-properties draw:fill="solid" draw:fill-color="#cccccc" draw:opacity="100%"/>
      <style:paragraph-properties fo:margin-top="0cm" fo:margin-bottom="0.25cm" style:contextual-spacing="true" fo:background-color="#cccccc"/>
      <style:text-properties style:font-name="Cascadia Code" fo:font-size="10pt" fo:font-weight="bold" officeooo:paragraph-rsid="00376290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style:writing-mode="lr-tb"/>
      <style:text-properties officeooo:rsid="001b5be3" officeooo:paragraph-rsid="0037629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officeooo:rsid="0016ad10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officeooo:rsid="0016ad10" style:font-style-asian="italic" style:font-style-complex="italic"/>
    </style:style>
    <style:style style:name="T7" style:family="text">
      <style:text-properties fo:font-style="normal" officeooo:rsid="0016ad10" style:font-style-asian="normal" style:font-style-complex="normal"/>
    </style:style>
    <style:style style:name="T8" style:family="text">
      <style:text-properties fo:font-style="normal" officeooo:rsid="00188f1e" style:font-style-asian="normal" style:font-style-complex="normal"/>
    </style:style>
    <style:style style:name="T9" style:family="text">
      <style:text-properties officeooo:rsid="00188f1e"/>
    </style:style>
    <style:style style:name="T10" style:family="text">
      <style:text-properties fo:font-style="italic" officeooo:rsid="00188f1e" style:font-style-asian="italic" style:font-style-complex="italic"/>
    </style:style>
    <style:style style:name="T11" style:family="text">
      <style:text-properties fo:font-style="italic" officeooo:rsid="001995bf" style:font-style-asian="italic" style:font-style-complex="italic"/>
    </style:style>
    <style:style style:name="T12" style:family="text">
      <style:text-properties officeooo:rsid="001995bf"/>
    </style:style>
    <style:style style:name="T13" style:family="text">
      <style:text-properties style:font-name="Cascadia Code"/>
    </style:style>
    <style:style style:name="T14" style:family="text">
      <style:text-properties style:font-name="Cascadia Code" fo:font-weight="bold" style:font-weight-asian="bold" style:font-weight-complex="bold"/>
    </style:style>
    <style:style style:name="T15" style:family="text">
      <style:text-properties officeooo:rsid="001b5be3"/>
    </style:style>
    <style:style style:name="T16" style:family="text">
      <style:text-properties fo:font-style="italic" officeooo:rsid="001b5be3" style:font-style-asian="italic" style:font-style-complex="italic"/>
    </style:style>
    <style:style style:name="T17" style:family="text">
      <style:text-properties officeooo:rsid="001bbdd8"/>
    </style:style>
    <style:style style:name="T18" style:family="text">
      <style:text-properties officeooo:rsid="002986fb"/>
    </style:style>
    <style:style style:name="T19" style:family="text">
      <style:text-properties fo:font-style="italic" fo:font-weight="bold" officeooo:rsid="001bbdd8" style:font-style-asian="italic" style:font-weight-asian="bold" style:font-style-complex="italic" style:font-weight-complex="bold"/>
    </style:style>
    <style:style style:name="T20" style:family="text">
      <style:text-properties officeooo:rsid="001de04a"/>
    </style:style>
    <style:style style:name="T21" style:family="text">
      <style:text-properties fo:font-style="normal" officeooo:rsid="001bbdd8" style:font-style-asian="normal" style:font-style-complex="normal"/>
    </style:style>
    <style:style style:name="T22" style:family="text">
      <style:text-properties fo:font-style="italic" officeooo:rsid="001bbdd8" style:font-style-asian="italic" style:font-style-complex="italic"/>
    </style:style>
    <style:style style:name="T23" style:family="text">
      <style:text-properties fo:font-style="normal" officeooo:rsid="001f0f88" style:font-style-asian="normal" style:font-style-complex="normal"/>
    </style:style>
    <style:style style:name="T24" style:family="text">
      <style:text-properties fo:font-style="italic" officeooo:rsid="001f0f88" style:font-style-asian="italic" style:font-style-complex="italic"/>
    </style:style>
    <style:style style:name="T25" style:family="text">
      <style:text-properties officeooo:rsid="00232ebd"/>
    </style:style>
    <style:style style:name="T26" style:family="text">
      <style:text-properties fo:font-style="italic" fo:font-weight="bold" officeooo:rsid="00232ebd" style:font-style-asian="italic" style:font-weight-asian="bold" style:font-style-complex="italic" style:font-weight-complex="bold"/>
    </style:style>
    <style:style style:name="T27" style:family="text">
      <style:text-properties fo:font-style="normal" officeooo:rsid="00232ebd" style:font-style-asian="normal" style:font-style-complex="normal"/>
    </style:style>
    <style:style style:name="T28" style:family="text">
      <style:text-properties fo:font-style="italic" officeooo:rsid="00232ebd" style:font-style-asian="italic" style:font-style-complex="italic"/>
    </style:style>
    <style:style style:name="T29" style:family="text">
      <style:text-properties fo:font-style="italic" fo:font-weight="bold" officeooo:rsid="001f0f88" style:font-style-asian="italic" style:font-weight-asian="bold" style:font-style-complex="italic" style:font-weight-complex="bold"/>
    </style:style>
    <style:style style:name="T30" style:family="text">
      <style:text-properties fo:font-style="normal" officeooo:rsid="00216348" style:font-style-asian="normal" style:font-style-complex="normal"/>
    </style:style>
    <style:style style:name="T31" style:family="text">
      <style:text-properties fo:font-style="italic" officeooo:rsid="0024035c" style:font-style-asian="italic" style:font-style-complex="italic"/>
    </style:style>
    <style:style style:name="T32" style:family="text">
      <style:text-properties fo:font-style="normal" officeooo:rsid="0024035c" style:font-style-asian="normal" style:font-style-complex="normal"/>
    </style:style>
    <style:style style:name="T33" style:family="text">
      <style:text-properties fo:font-style="normal" officeooo:rsid="002986fb" style:font-style-asian="normal" style:font-style-complex="normal"/>
    </style:style>
    <style:style style:name="T34" style:family="text">
      <style:text-properties fo:font-style="normal" officeooo:rsid="00282016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italic" officeooo:rsid="002986fb" style:font-style-asian="italic" style:font-style-complex="italic"/>
    </style:style>
    <style:style style:name="T37" style:family="text">
      <style:text-properties fo:font-style="normal" officeooo:rsid="002a6c2b" style:font-style-asian="normal" style:font-style-complex="normal"/>
    </style:style>
    <style:style style:name="T38" style:family="text">
      <style:text-properties fo:font-style="italic" fo:font-weight="bold" officeooo:rsid="002cc917" style:font-style-asian="italic" style:font-weight-asian="bold" style:font-style-complex="italic" style:font-weight-complex="bold"/>
    </style:style>
    <style:style style:name="T39" style:family="text">
      <style:text-properties fo:font-style="italic" officeooo:rsid="002cc917" style:font-style-asian="italic" style:font-style-complex="italic"/>
    </style:style>
    <style:style style:name="T40" style:family="text">
      <style:text-properties fo:font-style="normal" officeooo:rsid="002cc917" style:font-style-asian="normal" style:font-style-complex="normal"/>
    </style:style>
    <style:style style:name="T41" style:family="text">
      <style:text-properties fo:font-style="normal" officeooo:rsid="0033746f" style:font-style-asian="normal" style:font-style-complex="normal"/>
    </style:style>
    <style:style style:name="T42" style:family="text">
      <style:text-properties fo:font-style="italic" officeooo:rsid="0033746f" style:font-style-asian="italic" style:font-style-complex="italic"/>
    </style:style>
    <style:style style:name="T43" style:family="text">
      <style:text-properties officeooo:rsid="003598e5"/>
    </style:style>
    <style:style style:name="T44" style:family="text">
      <style:text-properties fo:font-style="italic" fo:font-weight="bold" officeooo:rsid="003598e5" style:font-style-asian="italic" style:font-weight-asian="bold" style:font-style-complex="italic" style:font-weight-complex="bold"/>
    </style:style>
    <style:style style:name="T45" style:family="text">
      <style:text-properties fo:font-style="italic" officeooo:rsid="003598e5" style:font-style-asian="italic" style:font-style-complex="italic"/>
    </style:style>
    <style:style style:name="T46" style:family="text">
      <style:text-properties fo:font-style="normal" officeooo:rsid="003598e5" style:font-style-asian="normal" style:font-style-complex="normal"/>
    </style:style>
    <style:style style:name="T47" style:family="text">
      <style:text-properties fo:font-style="italic" fo:font-weight="bold" officeooo:rsid="00376290" style:font-style-asian="italic" style:font-weight-asian="bold" style:font-style-complex="italic" style:font-weight-complex="bold"/>
    </style:style>
    <style:style style:name="T48" style:family="text">
      <style:text-properties fo:font-style="italic" officeooo:rsid="00394fee" style:font-style-asian="italic" style:font-style-complex="italic"/>
    </style:style>
    <style:style style:name="T49" style:family="text">
      <style:text-properties fo:font-style="normal" officeooo:rsid="00394fee" style:font-style-asian="normal" style:font-style-complex="normal"/>
    </style:style>
    <style:style style:name="T50" style:family="text">
      <style:text-properties fo:font-style="italic" officeooo:rsid="00392a42" style:font-style-asian="italic" style:font-style-complex="italic"/>
    </style:style>
    <style:style style:name="T51" style:family="text">
      <style:text-properties fo:font-style="normal" officeooo:rsid="00392a42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 de l’Aplicació Flutter</text:p>
      <text:p text:style-name="P2">v.0.1</text:p>
      <text:p text:style-name="P3"><text:bookmark text:name="__RefHeading___Toc1815_2255606982"/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Índex</text:p>
          </text:index-title>
          <text:p text:style-name="P4"><text:a xlink:type="simple" xlink:href="#__RefHeading___Toc1817_2255606982" text:style-name="Index_20_Link" text:visited-style-name="Index_20_Link">Objectiu del document<text:tab/>2</text:a></text:p>
          <text:p text:style-name="P4"><text:a xlink:type="simple" xlink:href="#__RefHeading___Toc1819_2255606982" text:style-name="Index_20_Link" text:visited-style-name="Index_20_Link">Classes del nucli de l’arquitectura<text:tab/>2</text:a></text:p>
          <text:p text:style-name="P5"><text:a xlink:type="simple" xlink:href="#__RefHeading___Toc1821_2255606982" text:style-name="Index_20_Link" text:visited-style-name="Index_20_Link">Mixin: <text:span text:style-name="T1">LdTagMixin</text:span><text:tab/>2</text:a></text:p>
          <text:p text:style-name="P5"><text:a xlink:type="simple" xlink:href="#__RefHeading___Toc1823_2255606982" text:style-name="Index_20_Link" text:visited-style-name="Index_20_Link">Interfície: <text:span text:style-name="T1">LdTagIntf</text:span><text:tab/>2</text:a></text:p>
          <text:p text:style-name="P5"><text:a xlink:type="simple" xlink:href="#__RefHeading___Toc1825_2255606982" text:style-name="Index_20_Link" text:visited-style-name="Index_20_Link">Classe: <text:span text:style-name="T1">LdBinding</text:span><text:tab/>3</text:a></text:p>
          <text:p text:style-name="P5"><text:a xlink:type="simple" xlink:href="#__RefHeading___Toc1827_2255606982" text:style-name="Index_20_Link" text:visited-style-name="Index_20_Link">Abstracta: <text:span text:style-name="T1">Ld</text:span><text:span text:style-name="T1">Ctrl</text:span><text:tab/>5</text:a></text:p>
          <text:p text:style-name="P5"><text:a xlink:type="simple" xlink:href="#__RefHeading___Toc1829_2255606982" text:style-name="Index_20_Link" text:visited-style-name="Index_20_Link">Mixin: <text:span text:style-name="T1">Ld</text:span><text:span text:style-name="T1">StreamMixin</text:span><text:tab/>5</text:a></text:p>
          <text:p text:style-name="P5"><text:a xlink:type="simple" xlink:href="#__RefHeading___Toc1831_2255606982" text:style-name="Index_20_Link" text:visited-style-name="Index_20_Link">Abstracta: <text:span text:style-name="T1">Ld</text:span><text:span text:style-name="T1">State</text:span><text:tab/>7</text:a></text:p>
          <text:p text:style-name="P5"><text:a xlink:type="simple" xlink:href="#__RefHeading___Toc1833_2255606982" text:style-name="Index_20_Link" text:visited-style-name="Index_20_Link">Abstracta: <text:span text:style-name="T1">LdStreamEnvelope</text:span><text:tab/>9</text:a></text:p>
          <text:p text:style-name="P5"><text:a xlink:type="simple" xlink:href="#__RefHeading___Toc1835_2255606982" text:style-name="Index_20_Link" text:visited-style-name="Index_20_Link">Abstracta: <text:span text:style-name="T1">LdModel</text:span><text:tab/>11</text:a></text:p>
          <text:p text:style-name="P4"><text:a xlink:type="simple" xlink:href="#__RefHeading___Toc3468_2255606982" text:style-name="Index_20_Link" text:visited-style-name="Index_20_Link">Classes d’Arquitectura de Vistes<text:tab/>12</text:a></text:p>
          <text:p text:style-name="P5"><text:a xlink:type="simple" xlink:href="#__RefHeading___Toc1835_2255606982%20Copy%201" text:style-name="Index_20_Link" text:visited-style-name="Index_20_Link">Abstracta: <text:span text:style-name="T1">LdViewState</text:span><text:tab/>12</text:a></text:p>
          <text:p text:style-name="P5"><text:a xlink:type="simple" xlink:href="#__RefHeading___Toc1835_2255606982%20Copy%201%20Copy%202" text:style-name="Index_20_Link" text:visited-style-name="Index_20_Link">Abstracta: <text:span text:style-name="T1">LdViewCtrl</text:span><text:tab/>13</text:a></text:p>
          <text:p text:style-name="P5"><text:a xlink:type="simple" xlink:href="#__RefHeading___Toc1835_2255606982%20Copy%201%20Copy%201" text:style-name="Index_20_Link" text:visited-style-name="Index_20_Link">Abstracta: <text:span text:style-name="T1">LdView</text:span><text:tab/>13</text:a></text:p>
        </text:index-body>
      </text:table-of-content>
      <text:p text:style-name="P6"/>
      <text:h text:style-name="P7" text:outline-level="1"/>
      <text:h text:style-name="P8" text:outline-level="1"><text:bookmark-start text:name="__RefHeading___Toc1817_2255606982"/>Objectiu del document<text:bookmark-end text:name="__RefHeading___Toc1817_2255606982"/></text:h>
      <text:p text:style-name="P9">Aquest document descriu detalladament l’arquitectura tècnica que conforma l’aplicació Flutter pel projecte Sabina.</text:p>
      <text:p text:style-name="P9">Sempre que sigui possible s’evitarà l’ús de llibreries de tercers.</text:p>
      <text:p text:style-name="P9">Per a la comunicació asíncrona entre els diferents elements de l’aplicació es faran servir <text:span text:style-name="T2">Stream’s</text:span> natius de Dart.</text:p>
      <text:h text:style-name="P10" text:outline-level="1"><text:bookmark-start text:name="__RefHeading___Toc1819_2255606982"/>Classes del nucli de l’arquitectura<text:bookmark-end text:name="__RefHeading___Toc1819_2255606982"/></text:h>
      <text:h text:style-name="P11" text:outline-level="2"><text:bookmark-start text:name="__RefHeading___Toc1821_2255606982"/><text:span text:style-name="T3">Mixin: </text:span><text:span text:style-name="T4">LdTagMixin</text:span><text:bookmark-end text:name="__RefHeading___Toc1821_2255606982"/></text:h>
      <text:p text:style-name="P12">mixin <text:span text:style-name="T5">LdTagMixin</text:span> {</text:p>
      <text:p text:style-name="P12"><text:s text:c="2"/>// 🧩 MEMBRES ------------------------</text:p>
      <text:p text:style-name="P12"><text:s text:c="2"/>bool _isTagSetted = false;</text:p>
      <text:p text:style-name="P12"><text:s text:c="2"/>late final String _tag;</text:p>
      <text:p text:style-name="P12"/>
      <text:p text:style-name="P12"><text:s text:c="2"/>// 📥 GETTERS/SETTERS ----------------</text:p>
      <text:p text:style-name="P12"><text:s text:c="2"/>String get <text:span text:style-name="T5">tag</text:span> =&gt; _tag;</text:p>
      <text:p text:style-name="P12"><text:s text:c="2"/>set tag(String pTag) {</text:p>
      <text:p text:style-name="P12"><text:s text:c="4"/>assert(!_isTagSetted &amp;&amp; pTag.isNotEmpty);</text:p>
      <text:p text:style-name="P12"><text:s text:c="4"/>_isTagSetted = true;</text:p>
      <text:p text:style-name="P12"><text:s text:c="4"/>_tag <text:s text:c="8"/>= pTag;</text:p>
      <text:p text:style-name="P12"><text:s text:c="2"/>}</text:p>
      <text:p text:style-name="P12">}</text:p>
      <text:p text:style-name="P13">Totes les instàncies <text:span text:style-name="T3">de classes que hagin d’actualitzar-se degut a qualsevol tipus d’event asíncron han d’incorporar aquest </text:span><text:span text:style-name="T6">mixin</text:span><text:span text:style-name="T3">. D’aquesta forma les instàncies contindran una cadena </text:span><text:span text:style-name="T6">tag</text:span><text:span text:style-name="T7"> identificadora que permetrà identificar tant a la font de l’event com al</text:span><text:span text:style-name="T8">s</text:span><text:span text:style-name="T7"> </text:span><text:span text:style-name="T6">tags </text:span><text:span text:style-name="T7">destí (sempre que l’objectiu no sigui enviar un event a tots els oïdors, on el paràmetre de destí quedaria nul).</text:span></text:p>
      <text:p text:style-name="P14">El tag d’una instància no és modificable ni pot ser nul.</text:p>
      <text:h text:style-name="P15" text:outline-level="2"><text:bookmark-start text:name="__RefHeading___Toc1823_2255606982"/>Interfície: <text:span text:style-name="T1">LdTagIntf</text:span><text:bookmark-end text:name="__RefHeading___Toc1823_2255606982"/></text:h>
      <text:p text:style-name="P12">abstract class <text:span text:style-name="T5">LdTagIntf</text:span> {</text:p>
      <text:p text:style-name="P16"><text:s text:c="2"/>/// Retorna el nom base de la classe per a utilitzar com a prefix</text:p>
      <text:p text:style-name="P17"><text:s text:c="2"/>/// de tag quan aquest no s'especifica a partir dels constructors.</text:p>
      <text:p text:style-name="P12"><text:s text:c="2"/>String get <text:span text:style-name="T5">baseTag</text:span>;</text:p>
      <text:p text:style-name="P12">}</text:p>
      <text:p text:style-name="P18">Aquesta classe abstracte fa les funcions d’interfície. <text:span text:style-name="T9">El seu objectiu és forçar la implementació del ‘</text:span><text:span text:style-name="T10">get</text:span><text:span text:style-name="T9"> </text:span><text:span text:style-name="T11">baseTag’</text:span><text:span text:style-name="T12"> </text:span><text:span text:style-name="T9">en totes les classes on haguem de disposar d’una base estàndard per a la generació dels </text:span><text:span text:style-name="T10">tags </text:span><text:span text:style-name="T9">identificadors.</text:span></text:p>
      <text:h text:style-name="P19" text:outline-level="2"/>
      <text:h text:style-name="P20" text:outline-level="2"><text:bookmark-start text:name="__RefHeading___Toc1825_2255606982"/><text:span text:style-name="T12">Classe</text:span>: <text:span text:style-name="T11">LdBinding</text:span><text:bookmark-end text:name="__RefHeading___Toc1825_2255606982"/></text:h>
      <text:p text:style-name="P21"><text:span text:style-name="T13">class </text:span><text:span text:style-name="T14">LdBinding</text:span><text:span text:style-name="T13">&lt;T extends LdTagMixin&gt; {</text:span></text:p>
      <text:p text:style-name="P22"><text:s text:c="2"/>// 📝 ESTÀTICS -----------------------</text:p>
      <text:p text:style-name="P22"><text:s text:c="2"/>static int _views = 0;</text:p>
      <text:p text:style-name="P23"><text:span text:style-name="T13"><text:s text:c="2"/>static String get </text:span><text:span text:style-name="T14">_newView</text:span><text:span text:style-name="T13"> =&gt; NumberFormat('00000').format(_views++);</text:span></text:p>
      <text:p text:style-name="P22"><text:s text:c="2"/>static int _widgets = 0;</text:p>
      <text:p text:style-name="P23"><text:span text:style-name="T13"><text:s text:c="2"/>static String get </text:span><text:span text:style-name="T14">_newWidget</text:span><text:span text:style-name="T13"> =&gt; NumberFormat('00000').format(_widgets++);</text:span></text:p>
      <text:p text:style-name="P22"><text:s text:c="2"/>static int _states = 0;</text:p>
      <text:p text:style-name="P23"><text:span text:style-name="T13"><text:s text:c="2"/>static String get </text:span><text:span text:style-name="T14">_newState</text:span><text:span text:style-name="T13"> =&gt; NumberFormat('00000').format(_states++);</text:span></text:p>
      <text:p text:style-name="P22"><text:s text:c="2"/>static int _ctrls = 0;</text:p>
      <text:p text:style-name="P23"><text:span text:style-name="T13"><text:s text:c="2"/>static String get </text:span><text:span text:style-name="T14">_newCtrl</text:span><text:span text:style-name="T13"> =&gt; NumberFormat('00000').format(_ctrls++);</text:span></text:p>
      <text:p text:style-name="P23"><text:span text:style-name="T13"/></text:p>
      <text:p text:style-name="P22"><text:s text:c="2"/>// 📝 SINGLETON ----------------------</text:p>
      <text:p text:style-name="P23"><text:span text:style-name="T13"><text:s text:c="2"/>static final LdBinding </text:span><text:span text:style-name="T14">_single</text:span><text:span text:style-name="T13"> = LdBinding._();</text:span></text:p>
      <text:p text:style-name="P23"><text:span text:style-name="T13"><text:s text:c="2"/>static LdBinding get </text:span><text:span text:style-name="T14">single</text:span><text:span text:style-name="T13"> =&gt; _single;</text:span></text:p>
      <text:p text:style-name="P23"><text:span text:style-name="T13"/></text:p>
      <text:p text:style-name="P22"><text:s text:c="2"/>// 🧩 MEMBRES ------------------------</text:p>
      <text:p text:style-name="P22"><text:s text:c="2"/>final LdMap&lt;T&gt; _map = LdMap&lt;T&gt;({});</text:p>
      <text:p text:style-name="P23"><text:span text:style-name="T13"/></text:p>
      <text:p text:style-name="P22"><text:s text:c="2"/>// 🛠️ CONSTRUCTORS ------------------</text:p>
      <text:p text:style-name="P22"><text:s text:c="2"/>LdBinding._();</text:p>
      <text:p text:style-name="P23"><text:span text:style-name="T13"/></text:p>
      <text:p text:style-name="P22"><text:s text:c="2"/>// 🌥️ GESTIÓ DELS BINDINGS <text:s/>---------</text:p>
      <text:p text:style-name="P22"><text:s text:c="2"/>// Afegeix un objecte al magatzem.</text:p>
      <text:p text:style-name="P23"><text:span text:style-name="T13"><text:s text:c="2"/>void </text:span><text:span text:style-name="T14">add</text:span><text:span text:style-name="T13">(String pTag, T pBind) {</text:span></text:p>
      <text:p text:style-name="P22"><text:s text:c="4"/>_map[pTag] = pBind;</text:p>
      <text:p text:style-name="P22"><text:s text:c="2"/>}</text:p>
      <text:p text:style-name="P23"><text:span text:style-name="T13"/></text:p>
      <text:p text:style-name="P22"><text:s text:c="2"/>// Elimina un objecte del magatzem.</text:p>
      <text:p text:style-name="P23"><text:span text:style-name="T13"><text:s text:c="2"/>LdTagMixin? </text:span><text:span text:style-name="T14">remove</text:span><text:span text:style-name="T13">(String pTag) {</text:span></text:p>
      <text:p text:style-name="P22"><text:s text:c="4"/>return _map.remove(pTag);</text:p>
      <text:p text:style-name="P22"><text:s text:c="2"/>}</text:p>
      <text:p text:style-name="P23"><text:span text:style-name="T13"/></text:p>
      <text:p text:style-name="P22"><text:s text:c="2"/>// Retorna cert només si la clau està enregistrada.</text:p>
      <text:p text:style-name="P23"><text:span text:style-name="T13"><text:s text:c="2"/>bool </text:span><text:span text:style-name="T14">contains</text:span><text:span text:style-name="T13">(String pTag) =&gt; _map.containsKey(pTag);</text:span></text:p>
      <text:p text:style-name="P23"><text:span text:style-name="T13"/></text:p>
      <text:p text:style-name="P22"><text:s text:c="2"/>// Retorna la instància enregistrada associada amb el tag o nul.</text:p>
      <text:p text:style-name="P23"><text:span text:style-name="T13"><text:s text:c="2"/>LdTagMixin? </text:span><text:span text:style-name="T14">get</text:span><text:span text:style-name="T13">(String pTag) =&gt; _map[pTag];</text:span></text:p>
      <text:p text:style-name="P23"><text:span text:style-name="T13"/></text:p>
      <text:p text:style-name="P23"><text:span text:style-name="T13"/></text:p>
      <text:p text:style-name="P23"><text:span text:style-name="T13"><text:s text:c="2"/>// 📝 CREACIÓ DE TAGS ----------------</text:span></text:p>
      <text:p text:style-name="P23"><text:span text:style-name="T13"><text:s text:c="2"/>String </text:span><text:span text:style-name="T14">newViewTag</text:span><text:span text:style-name="T13">(dynamic pBase) {</text:span></text:p>
      <text:p text:style-name="P22"><text:s text:c="4"/>assert((pBase == null || pBase! is String || pBase! is T), "LdTagMixin.newViewTag(pBase): pBase no és nul ni cap tipus acceptat!");</text:p>
      <text:p text:style-name="P22"><text:s text:c="4"/>String tag;</text:p>
      <text:p text:style-name="P23"><text:span text:style-name="T13"/></text:p>
      <text:p text:style-name="P22"><text:s text:c="4"/>if (pBase == null) {</text:p>
      <text:p text:style-name="P22"><text:s text:c="6"/>tag = "LdView[$_newView]";</text:p>
      <text:p text:style-name="P22"><text:s text:c="4"/>} else if (pBase is String) {</text:p>
      <text:p text:style-name="P22"><text:s text:c="6"/>tag = "$pBase[$_newView]";</text:p>
      <text:p text:style-name="P22"><text:s text:c="4"/>} else {</text:p>
      <text:p text:style-name="P22"><text:s text:c="6"/>tag = "${(pBase as LdTagIntf).baseTag}[$_newView]";</text:p>
      <text:p text:style-name="P22"><text:soft-page-break/><text:s text:c="4"/>}</text:p>
      <text:p text:style-name="P22"><text:s text:c="4"/>return tag;</text:p>
      <text:p text:style-name="P22"><text:s text:c="2"/>}</text:p>
      <text:p text:style-name="P23"><text:span text:style-name="T13"/></text:p>
      <text:p text:style-name="P23"><text:span text:style-name="T13"><text:s text:c="2"/>String </text:span><text:span text:style-name="T14">newWidgetTag</text:span><text:span text:style-name="T13">(dynamic pBase) {</text:span></text:p>
      <text:p text:style-name="P22"><text:s text:c="4"/>assert((pBase! is String) &amp;&amp; (pBase! is T));</text:p>
      <text:p text:style-name="P22"><text:s text:c="4"/>String tag;</text:p>
      <text:p text:style-name="P23"><text:span text:style-name="T13"/></text:p>
      <text:p text:style-name="P22"><text:s text:c="4"/>if (pBase == null) {</text:p>
      <text:p text:style-name="P22"><text:s text:c="6"/>tag = "LdWidget[$_newWidget]";</text:p>
      <text:p text:style-name="P22"><text:s text:c="4"/>} else if (pBase is String) {</text:p>
      <text:p text:style-name="P22"><text:s text:c="6"/>tag = "$pBase[$_newWidget]";</text:p>
      <text:p text:style-name="P22"><text:s text:c="4"/>} else {</text:p>
      <text:p text:style-name="P22"><text:s text:c="6"/>tag = "${(pBase as LdTagIntf).baseTag}[$_newView]";</text:p>
      <text:p text:style-name="P22"><text:s text:c="4"/>}</text:p>
      <text:p text:style-name="P22"><text:s text:c="4"/>return tag;</text:p>
      <text:p text:style-name="P22"><text:s text:c="2"/>}</text:p>
      <text:p text:style-name="P23"><text:span text:style-name="T13"/></text:p>
      <text:p text:style-name="P23"><text:span text:style-name="T13"><text:s text:c="2"/>String </text:span><text:span text:style-name="T14">newStateTag</text:span><text:span text:style-name="T13">(dynamic pBase) {</text:span></text:p>
      <text:p text:style-name="P22"><text:s text:c="4"/>assert((pBase! is String) &amp;&amp; (pBase! is T));</text:p>
      <text:p text:style-name="P22"><text:s text:c="4"/>String tag;</text:p>
      <text:p text:style-name="P23"><text:span text:style-name="T13"/></text:p>
      <text:p text:style-name="P22"><text:s text:c="4"/>if (pBase == null) {</text:p>
      <text:p text:style-name="P22"><text:s text:c="6"/>tag = "LdState[$_newState]";</text:p>
      <text:p text:style-name="P22"><text:s text:c="4"/>} else if (pBase is String) {</text:p>
      <text:p text:style-name="P22"><text:s text:c="6"/>tag = "$pBase[$_newState]";</text:p>
      <text:p text:style-name="P22"><text:s text:c="4"/>} else {</text:p>
      <text:p text:style-name="P22"><text:s text:c="6"/>tag = "${(pBase as LdTagIntf).baseTag}[$_newView]";</text:p>
      <text:p text:style-name="P22"><text:s text:c="4"/>}</text:p>
      <text:p text:style-name="P22"><text:s text:c="4"/>return tag;</text:p>
      <text:p text:style-name="P22"><text:s text:c="2"/>}</text:p>
      <text:p text:style-name="P23"><text:span text:style-name="T13"/></text:p>
      <text:p text:style-name="P23"><text:span text:style-name="T13"><text:s text:c="2"/>String </text:span><text:span text:style-name="T14">newCtrlTag</text:span><text:span text:style-name="T13">(dynamic pBase) {</text:span></text:p>
      <text:p text:style-name="P22"><text:s text:c="4"/>assert((pBase! is String) &amp;&amp; (pBase! is T));</text:p>
      <text:p text:style-name="P22"><text:s text:c="4"/>String tag;</text:p>
      <text:p text:style-name="P23"><text:span text:style-name="T13"/></text:p>
      <text:p text:style-name="P22"><text:s text:c="4"/>if (pBase == null) {</text:p>
      <text:p text:style-name="P22"><text:s text:c="6"/>tag = "LdCtrl[$_newCtrl]";</text:p>
      <text:p text:style-name="P22"><text:s text:c="4"/>} else if (pBase is String) {</text:p>
      <text:p text:style-name="P22"><text:s text:c="6"/>tag = "$pBase[$_newCtrl]";</text:p>
      <text:p text:style-name="P22"><text:s text:c="4"/>} else {</text:p>
      <text:p text:style-name="P22"><text:s text:c="6"/>tag = "${(pBase as LdTagIntf).baseTag}[$_newView]";</text:p>
      <text:p text:style-name="P23"><text:span text:style-name="T13"><text:s text:c="4"/>}</text:span></text:p>
      <text:p text:style-name="P22"><text:s text:c="4"/>return tag;</text:p>
      <text:p text:style-name="P22"><text:s text:c="2"/>}</text:p>
      <text:p text:style-name="P24">}</text:p>
      <text:p text:style-name="P25">La classe <text:span text:style-name="T1">LdBinding</text:span> és responsable de crear <text:span text:style-name="T1">tags</text:span> únics <text:span text:style-name="T15">per a les instàncies de </text:span><text:span text:style-name="T16">vistes</text:span><text:span text:style-name="T15">, </text:span><text:span text:style-name="T16">widgets</text:span><text:span text:style-name="T15">, </text:span><text:span text:style-name="T16">controladors </text:span><text:span text:style-name="T15">i </text:span><text:span text:style-name="T16">estats</text:span><text:span text:style-name="T15">, </text:span>a partir <text:span text:style-name="T15">de la base que es rep o el nom de la classe base de cada element: </text:span><text:span text:style-name="T16">LdView</text:span><text:span text:style-name="T15">, </text:span><text:span text:style-name="T16">LdWidget</text:span><text:span text:style-name="T15">, </text:span><text:span text:style-name="T16">LdCtrl</text:span><text:span text:style-name="T15"> i </text:span><text:span text:style-name="T16">LdState</text:span><text:span text:style-name="T15">.</text:span></text:p>
      <text:p text:style-name="P26">Així mateix, la classe serveix de repositori per a l’accés a totes aquestes instàncies des de qualsevol punt de l’aplicació.</text:p>
      <text:p text:style-name="P26"><text:soft-page-break/>Totes les instàncies que es registren han de ser desregistrades quan els seus recursos s’alliberen.</text:p>
      <text:h text:style-name="P27" text:outline-level="2"><text:bookmark-start text:name="__RefHeading___Toc1827_2255606982"/><text:span text:style-name="T17">Abstract</text:span><text:span text:style-name="T18">a</text:span><text:span text:style-name="T3">: </text:span><text:span text:style-name="T4">Ld</text:span><text:span text:style-name="T19">Ctrl</text:span><text:bookmark-end text:name="__RefHeading___Toc1827_2255606982"/></text:h>
      <text:p text:style-name="P28">abstract class <text:span text:style-name="T5">LdCtrl</text:span>&lt;T extends LdStreamEnvelope, LdState&gt;</text:p>
      <text:p text:style-name="P28">with LdTagMixin</text:p>
      <text:p text:style-name="P28">implements LdTagIntf {</text:p>
      <text:p text:style-name="P28"><text:s text:c="2"/>// 🧩 MEMBRES ------------------------</text:p>
      <text:p text:style-name="P28"><text:s text:c="2"/>bool _isStateSet = false;</text:p>
      <text:p text:style-name="P28"><text:s text:c="2"/>late LdState _state;</text:p>
      <text:p text:style-name="P28"><text:s text:c="2"/></text:p>
      <text:p text:style-name="P28"><text:s text:c="2"/>// 🛠️ CONSTRUCTOR/DISPOSE -----------</text:p>
      <text:p text:style-name="P28"><text:s text:c="2"/><text:span text:style-name="T5">LdCtrl</text:span>({ String? pTag }) {</text:p>
      <text:p text:style-name="P28"><text:s text:c="4"/>LdBinding bind = LdBinding.single;</text:p>
      <text:p text:style-name="P28"><text:s text:c="4"/>tag = bind.new<text:span text:style-name="T20">Ctrl</text:span>Tag(pTag?? baseTag);</text:p>
      <text:p text:style-name="P28"><text:s text:c="4"/>bind.add(tag, this);</text:p>
      <text:p text:style-name="P28"><text:s text:c="2"/>}</text:p>
      <text:p text:style-name="P28"/>
      <text:p text:style-name="P28"><text:s text:c="2"/>@mustCallSuper // Arrel</text:p>
      <text:p text:style-name="P28"><text:s text:c="2"/>void <text:span text:style-name="T5">dispose</text:span>() {</text:p>
      <text:p text:style-name="P28"><text:s text:c="4"/>LdBinding.single.remove(tag);</text:p>
      <text:p text:style-name="P28"><text:s text:c="2"/>}</text:p>
      <text:p text:style-name="P28"/>
      <text:p text:style-name="P28"><text:s text:c="2"/>// 📥 GETTERS/SETTERS ----------------</text:p>
      <text:p text:style-name="P28"><text:s text:c="2"/>LdState get <text:span text:style-name="T5">state</text:span> =&gt; _state;</text:p>
      <text:p text:style-name="P28"><text:s text:c="2"/>set state(LdState pState) {</text:p>
      <text:p text:style-name="P28"><text:s text:c="4"/>assert(!_isStateSet);</text:p>
      <text:p text:style-name="P28"><text:s text:c="4"/>_isStateSet = true;</text:p>
      <text:p text:style-name="P28"><text:s text:c="4"/>_state = pState;</text:p>
      <text:p text:style-name="P28"><text:s text:c="2"/>}</text:p>
      <text:p text:style-name="P28"/>
      <text:p text:style-name="P28"><text:s text:c="2"/>// 🌥️ FUNCIONS ABSTRACTES -----------</text:p>
      <text:p text:style-name="P28"><text:s text:c="2"/>Widget <text:span text:style-name="T5">build</text:span>(BuildContext pBCtx);</text:p>
      <text:p text:style-name="P28">}</text:p>
      <text:p text:style-name="P29"><text:span text:style-name="T21">La classe abstracta ‘</text:span><text:span text:style-name="T22">LdCtrl</text:span><text:span text:style-name="T21">’ és la base de totes les classes controladores de l’aplicació. </text:span><text:span text:style-name="T23">Els controladors són responsables de renderitzar les vistes i els widgets que els componen així com d’actualitzar-los depenent dels events que rebin (implementant la funció abstracte ‘</text:span><text:span text:style-name="T24">Widget build(BuildContext pBCtx);</text:span><text:span text:style-name="T23">’.</text:span></text:p>
      <text:p text:style-name="P29"><text:span text:style-name="T23"/></text:p>
      <text:h text:style-name="P30" text:outline-level="2"><text:bookmark-start text:name="__RefHeading___Toc1829_2255606982"/><text:span text:style-name="T25">Mixin</text:span><text:span text:style-name="T3">: </text:span><text:span text:style-name="T4">Ld</text:span><text:span text:style-name="T26">StreamMixin</text:span><text:bookmark-end text:name="__RefHeading___Toc1829_2255606982"/></text:h>
      <text:p text:style-name="P31">mixin <text:span text:style-name="T5">LdStreamMixin</text:span>&lt;E extends LdStreamEnvelope&gt; {</text:p>
      <text:p text:style-name="P31"><text:s text:c="2"/>// 🧩 MEMBRES ------------------------</text:p>
      <text:p text:style-name="P31"><text:s text:c="2"/>late final StreamController&lt;E&gt;? _streamCtrl;</text:p>
      <text:p text:style-name="P31"/>
      <text:p text:style-name="P31"><text:s text:c="2"/>// 🛠️ LIFE CYCLE --------------------</text:p>
      <text:p text:style-name="P31"><text:s text:c="2"/>/// Inicialitza el controladors d'streams.</text:p>
      <text:p text:style-name="P31"><text:s text:c="2"/>void <text:span text:style-name="T5">initStream</text:span>() {</text:p>
      <text:p text:style-name="P31"><text:s text:c="4"/>_streamCtrl = StreamController&lt;E&gt;.broadcast();</text:p>
      <text:p text:style-name="P31"><text:soft-page-break/><text:s text:c="2"/>}</text:p>
      <text:p text:style-name="P31"/>
      <text:p text:style-name="P31"><text:s text:c="2"/>/// Allibera els recursos associats al controlador d'streams.</text:p>
      <text:p text:style-name="P31"><text:s text:c="2"/>void <text:span text:style-name="T5">disposeStream</text:span>() {</text:p>
      <text:p text:style-name="P31"><text:s text:c="4"/>if (_streamCtrl != null &amp;&amp; !_streamCtrl.isClosed) {</text:p>
      <text:p text:style-name="P31"><text:s text:c="7"/>_streamCtrl.close();</text:p>
      <text:p text:style-name="P31"><text:s text:c="4"/>}</text:p>
      <text:p text:style-name="P31"><text:s text:c="2"/>}</text:p>
      <text:p text:style-name="P31"/>
      <text:p text:style-name="P31"><text:s text:c="2"/>/// Retorna l'stream associat al controlador.</text:p>
      <text:p text:style-name="P31"><text:s text:c="2"/>Stream&lt;E&gt;? get <text:span text:style-name="T5">stream</text:span> =&gt; _streamCtrl?.stream;</text:p>
      <text:p text:style-name="P31"/>
      <text:p text:style-name="P31"><text:s text:c="2"/>/// Subscriu un oidor a l'stream associat al controlador.</text:p>
      <text:p text:style-name="P31"><text:s text:c="2"/>StreamSubscription&lt;E&gt;? <text:span text:style-name="T5">subscribe</text:span>({</text:p>
      <text:p text:style-name="P31"><text:s text:c="4"/>required void Function(E) pLstn,</text:p>
      <text:p text:style-name="P31"><text:s text:c="4"/>Function? pOnError,</text:p>
      <text:p text:style-name="P31"><text:s text:c="4"/>void Function()? pOnDone,</text:p>
      <text:p text:style-name="P31"><text:s text:c="4"/>bool? cancelOnError })</text:p>
      <text:p text:style-name="P31"><text:s text:c="4"/>=&gt; (stream != null)</text:p>
      <text:p text:style-name="P31"><text:s text:c="6"/>? stream!.listen(</text:p>
      <text:p text:style-name="P31"><text:s text:c="10"/>pLstn,</text:p>
      <text:p text:style-name="P31"><text:s text:c="10"/>onError: pOnError,</text:p>
      <text:p text:style-name="P31"><text:s text:c="10"/>onDone: pOnDone, </text:p>
      <text:p text:style-name="P31"><text:s text:c="10"/>cancelOnError: cancelOnError</text:p>
      <text:p text:style-name="P31"><text:s text:c="8"/>)</text:p>
      <text:p text:style-name="P31"><text:s text:c="6"/>: null;</text:p>
      <text:p text:style-name="P31"><text:s text:c="2"/></text:p>
      <text:p text:style-name="P31"><text:s text:c="2"/>/// Desubscriu un oidor de l'stream associat al controlador.</text:p>
      <text:p text:style-name="P31"><text:s text:c="2"/>void <text:span text:style-name="T5">unsubscribe</text:span>(StreamSubscription&lt;E&gt;? pLstn) {</text:p>
      <text:p text:style-name="P31"><text:s text:c="4"/>if (pLstn != null) {</text:p>
      <text:p text:style-name="P31"><text:s text:c="6"/>pLstn.cancel();</text:p>
      <text:p text:style-name="P31"><text:s text:c="4"/>}</text:p>
      <text:p text:style-name="P31"><text:s text:c="2"/>}</text:p>
      <text:p text:style-name="P31"/>
      <text:p text:style-name="P31"><text:s text:c="2"/>// 🌥️ ESTATS -----------------------</text:p>
      <text:p text:style-name="P31"><text:s text:c="2"/>/// Emet que una estructura de dades.</text:p>
      <text:p text:style-name="P31"><text:s text:c="2"/>void <text:span text:style-name="T5">emitData</text:span>&lt;T extends LdModel&gt;({ required String pSrcTag, String? pTgtTag, T? pData }) {</text:p>
      <text:p text:style-name="P31"><text:s text:c="4"/>if (_streamCtrl == null || _streamCtrl.isClosed) return;</text:p>
      <text:p text:style-name="P31"><text:s text:c="4"/>_streamCtrl.add(LdModelStreamEntity&lt;T&gt;(pSrcTag: pSrcTag, pTgtTag: pTgtTag, pData: pData) as E);</text:p>
      <text:p text:style-name="P31"><text:s text:c="2"/>}</text:p>
      <text:p text:style-name="P31"/>
      <text:p text:style-name="P31"><text:s text:c="2"/>/// Emet que s'està preparant la càrrega de dades</text:p>
      <text:p text:style-name="P31"><text:s text:c="2"/>void <text:span text:style-name="T5">emitPreparing</text:span>({ required String pSrcTag, String? pTgtTag, bool pIsVirgin = true}) {</text:p>
      <text:p text:style-name="P31"><text:s text:c="4"/>if (_streamCtrl == null || _streamCtrl.isClosed) return;</text:p>
      <text:p text:style-name="P31"><text:s text:c="4"/>_streamCtrl.add(LdPreparingViewStreamEvent(pSrcTag: pSrcTag, pTgtTag: pTgtTag, pIsVirgin: pIsVirgin) as E);</text:p>
      <text:p text:style-name="P31"><text:s text:c="2"/>}</text:p>
      <text:p text:style-name="P31"><text:s text:c="2"/></text:p>
      <text:p text:style-name="P31"><text:s text:c="2"/>/// Emet que s'està carregant les dades</text:p>
      <text:p text:style-name="P31"><text:s text:c="2"/>void <text:span text:style-name="T5">emitLoading</text:span>({ required String pSrcTag, String? pTgtTag }) {</text:p>
      <text:p text:style-name="P31"><text:s text:c="4"/>if (_streamCtrl == null || _streamCtrl.isClosed) return;</text:p>
      <text:p text:style-name="P31"><text:soft-page-break/><text:s text:c="4"/>_streamCtrl.add(LdLoadingStreamEntity(pSrcTag: pSrcTag, pTgtTag: pTgtTag) as E);</text:p>
      <text:p text:style-name="P31"><text:s text:c="2"/>}</text:p>
      <text:p text:style-name="P31"><text:s text:c="2"/></text:p>
      <text:p text:style-name="P31"><text:s text:c="2"/>/// Emet que les dades s'han carregat correctament</text:p>
      <text:p text:style-name="P31"><text:s text:c="2"/>void <text:span text:style-name="T5">emitLoaded</text:span>&lt;D&gt;({ required String pSrcTag, String? pTgtTag, required D data, bool pIsVirgin = true }) {</text:p>
      <text:p text:style-name="P31"><text:s text:c="4"/>if (_streamCtrl == null || _streamCtrl.isClosed) return;</text:p>
      <text:p text:style-name="P31"><text:s text:c="4"/>_streamCtrl.add(LdLoadedStreamEntity&lt;D&gt;(pSrcTag: pSrcTag, pTgtTag: pTgtTag, pData: data, pFirstTime: pIsVirgin) as E);</text:p>
      <text:p text:style-name="P31"><text:s text:c="2"/>}</text:p>
      <text:p text:style-name="P31"/>
      <text:p text:style-name="P31"><text:s text:c="2"/>/// Emet que s'ha produït un error durant la càrrega</text:p>
      <text:p text:style-name="P31"><text:s text:c="2"/>void <text:span text:style-name="T5">emitError</text:span>({ required String pSrcTag, String? pTgtTag, required String error, Exception? exception }) {</text:p>
      <text:p text:style-name="P31"><text:s text:c="4"/>Debug.error(error, exception);</text:p>
      <text:p text:style-name="P31"><text:s text:c="4"/></text:p>
      <text:p text:style-name="P31"><text:s text:c="4"/>if (_streamCtrl == null || _streamCtrl.isClosed) return;</text:p>
      <text:p text:style-name="P31"><text:s text:c="4"/>_streamCtrl.add(LdErrorStreamEntity(</text:p>
      <text:p text:style-name="P31"><text:s text:c="6"/>pSrcTag: pSrcTag,</text:p>
      <text:p text:style-name="P31"><text:s text:c="6"/>pTgtTag: pTgtTag,</text:p>
      <text:p text:style-name="P31"><text:s text:c="6"/>pError: error,</text:p>
      <text:p text:style-name="P31"><text:s text:c="6"/>pException: exception</text:p>
      <text:p text:style-name="P31"><text:s text:c="4"/>) as E);</text:p>
      <text:p text:style-name="P31"><text:s text:c="2"/>}</text:p>
      <text:p text:style-name="P31"><text:s text:c="2"/></text:p>
      <text:p text:style-name="P31"><text:s text:c="2"/>/// Emet que s'està tornant a carregar les dades</text:p>
      <text:p text:style-name="P31"><text:s text:c="2"/>void <text:span text:style-name="T5">emitReloading</text:span>({ required String pSrcTag, String? pTgtTag }) {</text:p>
      <text:p text:style-name="P31"><text:s text:c="4"/>if (_streamCtrl == null || _streamCtrl.isClosed) return;</text:p>
      <text:p text:style-name="P31"><text:s text:c="4"/>_streamCtrl.add(LdReLoadingStreamEntity(pSrcTag: <text:s/>pSrcTag, pTgtTag: pTgtTag) as E);</text:p>
      <text:p text:style-name="P31"><text:s text:c="2"/>}</text:p>
      <text:p text:style-name="P31"><text:s text:c="2"/></text:p>
      <text:p text:style-name="P31"><text:s text:c="2"/>/// Emet un canvi de tema</text:p>
      <text:p text:style-name="P31"><text:s text:c="2"/>void <text:span text:style-name="T5">emitThemeUpdate</text:span>({ required String pSrcTag, String? pTgtTag, required ThemeData pTData }) {</text:p>
      <text:p text:style-name="P31"><text:s text:c="4"/>if (_streamCtrl == null || _streamCtrl.isClosed) return;</text:p>
      <text:p text:style-name="P31"><text:s text:c="4"/>_streamCtrl.add(LdThemeStreamEntity(</text:p>
      <text:p text:style-name="P31"><text:s text:c="6"/>pSrcTag: pSrcTag,</text:p>
      <text:p text:style-name="P31"><text:s text:c="6"/>pTgtTag: pTgtTag, </text:p>
      <text:p text:style-name="P31"><text:s text:c="6"/>pData: <text:s text:c="2"/>pTData</text:p>
      <text:p text:style-name="P31"><text:s text:c="4"/>) as E);</text:p>
      <text:p text:style-name="P31"><text:s text:c="2"/>}</text:p>
      <text:p text:style-name="P32">}</text:p>
      <text:p text:style-name="P33"><text:span text:style-name="T27">El mixin </text:span><text:span text:style-name="T21">‘</text:span><text:span text:style-name="T22">Ld</text:span><text:span text:style-name="T28">StreamMixin</text:span><text:span text:style-name="T21">’ </text:span><text:span text:style-name="T27">és l’encarregat de crear i gestionar els streams de comunicació entre els estats i els consumidors d’events. Aquest mixin s’aplica tant a estats de vistes com a estats de widgets.</text:span></text:p>
      <text:h text:style-name="P34" text:outline-level="2"><text:bookmark-start text:name="__RefHeading___Toc1831_2255606982"/><text:span text:style-name="T17">Abstract</text:span><text:span text:style-name="T18">a</text:span><text:span text:style-name="T3">: </text:span><text:span text:style-name="T4">Ld</text:span><text:span text:style-name="T29">State</text:span><text:bookmark-end text:name="__RefHeading___Toc1831_2255606982"/></text:h>
      <text:p text:style-name="P35">abstract class <text:span text:style-name="T5">LdState</text:span>&lt;T extends LdStreamEnvelope, LdCtrl&gt;</text:p>
      <text:p text:style-name="P35">with LdTagMixin, LdStreamMixin&lt;T&gt;</text:p>
      <text:p text:style-name="P35">implements LdTagIntf {</text:p>
      <text:p text:style-name="P35"><text:soft-page-break/><text:s text:c="2"/>// 🧩 MEMBRES ------------------------</text:p>
      <text:p text:style-name="P35"><text:s text:c="2"/>bool _isVirgin = true;</text:p>
      <text:p text:style-name="P35"><text:s text:c="2"/>bool _isCtrlSet = false;</text:p>
      <text:p text:style-name="P35"><text:s text:c="2"/>late LdCtrl _ctrl;</text:p>
      <text:p text:style-name="P35"/>
      <text:p text:style-name="P35"><text:s text:c="2"/>// 🛠️ CONSTRUCTOR/DISPOSE -----------</text:p>
      <text:p text:style-name="P35"><text:s text:c="2"/><text:span text:style-name="T5">LdState</text:span>({String? pTag, bool pCreateStream = true }) {</text:p>
      <text:p text:style-name="P35"><text:s text:c="4"/>LdBinding bind = LdBinding.single;</text:p>
      <text:p text:style-name="P35"><text:s text:c="4"/>tag = bind.newStateTag(pTag ?? baseTag);</text:p>
      <text:p text:style-name="P35"><text:s text:c="4"/>bind.add(tag, this);</text:p>
      <text:p text:style-name="P35"><text:s text:c="4"/>initStream();</text:p>
      <text:p text:style-name="P35"><text:s text:c="2"/>}</text:p>
      <text:p text:style-name="P35"/>
      <text:p text:style-name="P35"><text:s text:c="2"/>void <text:span text:style-name="T5">dispose</text:span>() {</text:p>
      <text:p text:style-name="P35"><text:s text:c="4"/>disposeStream();</text:p>
      <text:p text:style-name="P35"><text:s text:c="4"/>LdBinding.single.remove(tag);</text:p>
      <text:p text:style-name="P35"><text:s text:c="2"/>}</text:p>
      <text:p text:style-name="P35"/>
      <text:p text:style-name="P35"><text:s text:c="2"/>// 📥 GETTERS/SETTERS ----------------</text:p>
      <text:p text:style-name="P35"><text:s text:c="2"/>LdCtrl get <text:span text:style-name="T5">ctrl</text:span> =&gt; _ctrl;</text:p>
      <text:p text:style-name="P35"><text:s text:c="2"/>set <text:span text:style-name="T5">ctrl</text:span>(LdCtrl pCtrl) {</text:p>
      <text:p text:style-name="P35"><text:s text:c="4"/>assert(!_isCtrlSet);</text:p>
      <text:p text:style-name="P35"><text:s text:c="4"/>_isCtrlSet = true;</text:p>
      <text:p text:style-name="P35"><text:s text:c="4"/>_ctrl = pCtrl;</text:p>
      <text:p text:style-name="P35"><text:s text:c="2"/>}</text:p>
      <text:p text:style-name="P35"/>
      <text:p text:style-name="P35"><text:s text:c="2"/>// 🔄 CICLE DE CÀRREGA -------------</text:p>
      <text:p text:style-name="P35"><text:s text:c="2"/>/// Funció a implementar en cada classe filla per a la càrrega de les dades.</text:p>
      <text:p text:style-name="P35"><text:s text:c="2"/>Future&lt;T?&gt; <text:span text:style-name="T5">dataProcess</text:span>({ String? pSrcTag, String? pTgtTag });</text:p>
      <text:p text:style-name="P35"/>
      <text:p text:style-name="P35"><text:s text:c="2"/>/// Executa la càrrega completa de dades</text:p>
      <text:p text:style-name="P35"><text:s text:c="2"/>/// Segueix el flux: Preparant -&gt; Carregant -&gt; Carregat/Error</text:p>
      <text:p text:style-name="P35"><text:s text:c="2"/>Future&lt;T?&gt; <text:span text:style-name="T5">loadData</text:span>({ String? pSrcTag, String? pTgtTag }) async {</text:p>
      <text:p text:style-name="P35"><text:s text:c="4"/>T? result;</text:p>
      <text:p text:style-name="P35"><text:s text:c="4"/>emitPreparing(pSrcTag: pSrcTag?? tag, pTgtTag: pTgtTag, pIsVirgin: _isVirgin);</text:p>
      <text:p text:style-name="P35"><text:s text:c="4"/></text:p>
      <text:p text:style-name="P35"><text:s text:c="4"/>// Donem un petit temps perquè la UI mostri l'estat "preparant" abans de canviar a "carregant"</text:p>
      <text:p text:style-name="P35"><text:s text:c="4"/>SchedulerBinding.instance.addPostFrameCallback((_) async {</text:p>
      <text:p text:style-name="P35"><text:s text:c="6"/>(_isVirgin)</text:p>
      <text:p text:style-name="P35"><text:s text:c="8"/>? emitLoading(pSrcTag: pSrcTag?? tag, pTgtTag: pTgtTag)</text:p>
      <text:p text:style-name="P35"><text:s text:c="8"/>: emitReloading(pSrcTag: pSrcTag?? tag, pTgtTag: pTgtTag);</text:p>
      <text:p text:style-name="P35"><text:s text:c="6"/>try {</text:p>
      <text:p text:style-name="P35"><text:s text:c="8"/>result = await <text:span text:style-name="T5">dataProcess</text:span>(pSrcTag: pSrcTag, <text:s/>pTgtTag: pTgtTag);</text:p>
      <text:p text:style-name="P35"><text:s text:c="8"/>_isVirgin = false;</text:p>
      <text:p text:style-name="P35"><text:s text:c="8"/>emitLoaded(pSrcTag: pSrcTag?? tag, pTgtTag: pTgtTag, data: result);</text:p>
      <text:p text:style-name="P35"><text:s text:c="6"/>} on Exception catch (exc) {</text:p>
      <text:p text:style-name="P36"><text:s text:c="8"/>String msg = "$baseTag.loadData(): ${exc.toString()}";</text:p>
      <text:p text:style-name="P35"><text:s text:c="8"/>emitError(</text:p>
      <text:p text:style-name="P35"><text:s text:c="10"/>pSrcTag: <text:s text:c="2"/>pSrcTag?? tag,</text:p>
      <text:p text:style-name="P35"><text:s text:c="10"/>pTgtTag: <text:s text:c="2"/>pTgtTag,</text:p>
      <text:p text:style-name="P35"><text:s text:c="10"/>error: <text:s text:c="4"/>msg, </text:p>
      <text:p text:style-name="P35"><text:s text:c="10"/>exception: Exception(msg)</text:p>
      <text:p text:style-name="P35"><text:s text:c="8"/>);</text:p>
      <text:p text:style-name="P35"><text:soft-page-break/><text:s text:c="6"/>} on Error catch (err) {</text:p>
      <text:p text:style-name="P35"><text:s text:c="8"/>String msg = "$baseTag.loadData(): ${err.toString()}";</text:p>
      <text:p text:style-name="P35"><text:s text:c="8"/>emitError(</text:p>
      <text:p text:style-name="P35"><text:s text:c="10"/>pSrcTag: <text:s text:c="2"/>pSrcTag?? tag,</text:p>
      <text:p text:style-name="P35"><text:s text:c="10"/>pTgtTag: <text:s text:c="2"/>pTgtTag,</text:p>
      <text:p text:style-name="P35"><text:s text:c="10"/>error: <text:s text:c="4"/>msg, </text:p>
      <text:p text:style-name="P35"><text:s text:c="10"/>exception: Exception(msg)</text:p>
      <text:p text:style-name="P35"><text:s text:c="8"/>);</text:p>
      <text:p text:style-name="P35"><text:s text:c="6"/>}</text:p>
      <text:p text:style-name="P35"><text:s text:c="4"/>});</text:p>
      <text:p text:style-name="P35"/>
      <text:p text:style-name="P35"><text:s text:c="4"/>return result;</text:p>
      <text:p text:style-name="P35"><text:s text:c="2"/>}</text:p>
      <text:p text:style-name="P35"><text:s text:c="2"/></text:p>
      <text:p text:style-name="P35"><text:s text:c="2"/>/// Executa una funció i captura errors</text:p>
      <text:p text:style-name="P35"><text:s text:c="2"/>/// Útil per operacions que no afecten l'estat principal però poden fallar</text:p>
      <text:p text:style-name="P35"><text:s text:c="2"/>Future&lt;R?&gt; <text:span text:style-name="T5">safeExecute</text:span>&lt;R&gt;({ String? pSrcTag, String? pTgtTag, required Future&lt;R&gt; Function() pCBack }) async {</text:p>
      <text:p text:style-name="P35"><text:s text:c="4"/>try {</text:p>
      <text:p text:style-name="P35"><text:s text:c="6"/>return await pCBack();</text:p>
      <text:p text:style-name="P35"><text:s text:c="4"/>} on Exception catch (exc) {</text:p>
      <text:p text:style-name="P35"><text:s text:c="6"/>String msg = "$baseTag.safeExecute(pSrcpTag: ${pSrcTag?? tag}, pTgtTag: $pTgtTag}, EXC): ${exc.toString()}";</text:p>
      <text:p text:style-name="P35"><text:s text:c="6"/>emitError(</text:p>
      <text:p text:style-name="P35"><text:s text:c="8"/>pSrcTag: <text:s text:c="2"/>pSrcTag?? tag,</text:p>
      <text:p text:style-name="P35"><text:s text:c="8"/>pTgtTag: <text:s text:c="2"/>pTgtTag,</text:p>
      <text:p text:style-name="P35"><text:s text:c="8"/>error: <text:s text:c="4"/>msg, </text:p>
      <text:p text:style-name="P35"><text:s text:c="8"/>exception: Exception(msg)</text:p>
      <text:p text:style-name="P35"><text:s text:c="6"/>);</text:p>
      <text:p text:style-name="P35"><text:s text:c="4"/>} on Error catch (err) {</text:p>
      <text:p text:style-name="P35"><text:s text:c="6"/>String msg = "$baseTag.safeExecute(pTag: ${pSrcTag?? tag}, pTgtTag: $pTgtTag}, ERR): ${err.toString()}";</text:p>
      <text:p text:style-name="P35"><text:s text:c="6"/>emitError(</text:p>
      <text:p text:style-name="P35"><text:s text:c="8"/>pSrcTag: <text:s text:c="2"/>pSrcTag?? tag,</text:p>
      <text:p text:style-name="P35"><text:s text:c="8"/>pTgtTag: <text:s text:c="2"/>pTgtTag,</text:p>
      <text:p text:style-name="P35"><text:s text:c="8"/>error: <text:s text:c="4"/>msg, </text:p>
      <text:p text:style-name="P35"><text:s text:c="8"/>exception: Exception(msg)</text:p>
      <text:p text:style-name="P35"><text:s text:c="6"/>);</text:p>
      <text:p text:style-name="P35"><text:s text:c="4"/>}</text:p>
      <text:p text:style-name="P35"><text:s text:c="4"/>return null;</text:p>
      <text:p text:style-name="P35"><text:s text:c="2"/>}</text:p>
      <text:p text:style-name="P35">}</text:p>
      <text:p text:style-name="P37"><text:span text:style-name="T21">La classe abstracta ‘</text:span><text:span text:style-name="T22">Ld</text:span><text:span text:style-name="T24">State</text:span><text:span text:style-name="T21">’ és la base de totes les classes </text:span><text:span text:style-name="T23">d’estat de l’aplicació </text:span><text:span text:style-name="T30">(tant per a vistes com per a Widgets). </text:span><text:span text:style-name="T27">És l’encarregada de l’emissió d’events a través del propi stream a mesura que es van produint.</text:span></text:p>
      <text:h text:style-name="P30" text:outline-level="2"><text:bookmark-start text:name="__RefHeading___Toc1833_2255606982"/><text:span text:style-name="T17">Abstract</text:span><text:span text:style-name="T18">a</text:span><text:span text:style-name="T3">: </text:span><text:span text:style-name="T19">LdStreamEnvelope</text:span><text:bookmark-end text:name="__RefHeading___Toc1833_2255606982"/></text:h>
      <text:p text:style-name="P31">abstract class <text:span text:style-name="T5">LdStreamEnvelope</text:span>&lt;M extends LdModel&gt; {</text:p>
      <text:p text:style-name="P31"><text:s text:c="2"/>// 📝 ESTÀTICS -----------------------</text:p>
      <text:p text:style-name="P31"><text:s text:c="2"/>static const String mfTimeStamp = "mfTimeStamp";</text:p>
      <text:p text:style-name="P31"><text:s text:c="2"/>static const String mfSrcTag <text:s text:c="3"/>= "mfSrcTag";</text:p>
      <text:p text:style-name="P31"><text:s text:c="2"/>static const String mfTgtTag <text:s text:c="3"/>= "mfTgtTag";</text:p>
      <text:p text:style-name="P31"><text:soft-page-break/><text:s text:c="2"/>static const String mfTgtTags <text:s text:c="2"/>= "mfTgtTags";</text:p>
      <text:p text:style-name="P31"><text:s text:c="2"/>static const String mfFirstTime = "mfFirstTime";</text:p>
      <text:p text:style-name="P31"/>
      <text:p text:style-name="P31"><text:s text:c="2"/>// 🧩 MEMBRES ------------------------</text:p>
      <text:p text:style-name="P31"><text:s text:c="2"/>late final DateTime _timestamp;</text:p>
      <text:p text:style-name="P31"><text:s text:c="2"/>final String <text:s text:c="6"/>_srcTag;</text:p>
      <text:p text:style-name="P31"><text:s text:c="2"/>final List&lt;String&gt; _tgtTags = [];</text:p>
      <text:p text:style-name="P31"><text:s text:c="2"/>final M? <text:s text:c="10"/>_model;</text:p>
      <text:p text:style-name="P31"/>
      <text:p text:style-name="P31"><text:s text:c="2"/>// 📥 GETTERS/SETTERS ----------------</text:p>
      <text:p text:style-name="P31"><text:s text:c="2"/>DateTime <text:s text:c="4"/>get <text:span text:style-name="T5">timestamp</text:span> =&gt; _timestamp;</text:p>
      <text:p text:style-name="P31"><text:s text:c="2"/>String <text:s text:c="6"/>get <text:span text:style-name="T5">srcTag</text:span> <text:s text:c="3"/>=&gt; _srcTag;</text:p>
      <text:p text:style-name="P31"><text:s text:c="2"/>List&lt;String&gt; get <text:span text:style-name="T5">tgtTags</text:span> <text:s text:c="2"/>=&gt; _tgtTags;</text:p>
      <text:p text:style-name="P31"><text:s text:c="2"/>M? <text:s text:c="10"/>get <text:span text:style-name="T5">model</text:span> <text:s text:c="4"/>=&gt; _model;</text:p>
      <text:p text:style-name="P31"/>
      <text:p text:style-name="P31"><text:s text:c="2"/>// 🛠️ CONSTRUCTORS ------------------</text:p>
      <text:p text:style-name="P31"><text:s text:c="2"/><text:span text:style-name="T5">LdStreamEnvelope</text:span>({</text:p>
      <text:p text:style-name="P31"><text:s text:c="4"/>required String pSrcTag,</text:p>
      <text:p text:style-name="P31"><text:s text:c="4"/>List&lt;String&gt;? pTgtTags,</text:p>
      <text:p text:style-name="P31"><text:s text:c="4"/>DateTime? pTimeStamp,</text:p>
      <text:p text:style-name="P31"><text:s text:c="4"/>M? pModel,</text:p>
      <text:p text:style-name="P31"><text:s text:c="2"/>}) :</text:p>
      <text:p text:style-name="P31"><text:s text:c="4"/>_srcTag = pSrcTag, </text:p>
      <text:p text:style-name="P31"><text:s text:c="4"/>_timestamp = pTimeStamp?? DateTime.now(),</text:p>
      <text:p text:style-name="P31"><text:s text:c="4"/>_model <text:s text:c="4"/>= pModel {</text:p>
      <text:p text:style-name="P31"><text:s text:c="4"/>_tgtTags.addAll(pTgtTags?? []);</text:p>
      <text:p text:style-name="P31"><text:s text:c="2"/>}</text:p>
      <text:p text:style-name="P31"/>
      <text:p text:style-name="P31"><text:s text:c="2"/><text:span text:style-name="T5">LdStreamEnvelope</text:span>.fromMap({ required LdMap&lt;dynamic&gt; pMap })</text:p>
      <text:p text:style-name="P31"><text:s text:c="2"/>: _srcTag <text:s text:c="3"/>= pMap[mfSrcTag],</text:p>
      <text:p text:style-name="P31"><text:s text:c="4"/>_timestamp = ToolsDT.parse(pMap[mfTimeStamp]),</text:p>
      <text:p text:style-name="P31"><text:s text:c="4"/>_model <text:s text:c="4"/>= pMap[LdModel.mfModel] {</text:p>
      <text:p text:style-name="P31"><text:s text:c="4"/>_tgtTags.addAll(pMap[mfTgtTags]);</text:p>
      <text:p text:style-name="P31"><text:s text:c="2"/>}</text:p>
      <text:p text:style-name="P31"/>
      <text:p text:style-name="P31"><text:s text:c="2"/>// 🌥️ FUNCIONS ABSTRACTES -----------</text:p>
      <text:p text:style-name="P31"><text:s text:c="2"/>@mustCallSuper</text:p>
      <text:p text:style-name="P31"><text:s text:c="2"/>LdMap <text:span text:style-name="T5">toMap</text:span>() </text:p>
      <text:p text:style-name="P31"><text:s text:c="4"/>=&gt; LdMap({</text:p>
      <text:p text:style-name="P31"><text:s text:c="6"/>mfSrcTag: <text:s text:c="7"/>_srcTag,</text:p>
      <text:p text:style-name="P31"><text:s text:c="6"/>mfTgtTags: <text:s text:c="6"/>_tgtTags,</text:p>
      <text:p text:style-name="P31"><text:s text:c="6"/>mfTimeStamp: <text:s text:c="4"/>ToolsDT.format(_timestamp),</text:p>
      <text:p text:style-name="P31"><text:s text:c="6"/>LdModel.mfModel: _model,</text:p>
      <text:p text:style-name="P31"><text:s text:c="4"/>});</text:p>
      <text:p text:style-name="P31">}</text:p>
      <text:p text:style-name="P33"><text:span text:style-name="T21">La classe abstracta ‘</text:span><text:span text:style-name="T31">LdStreamEnvelope</text:span><text:span text:style-name="T21">’ </text:span><text:span text:style-name="T32">és </text:span><text:span text:style-name="T33">l’</text:span><text:span text:style-name="T34">embolcall</text:span><text:span text:style-name="T32"> genèric que pot enviar-se a través d’un stream de l’aplicació. A partir d’ella es descriuen tots els tipus de missatge que circulen entre emissors i oïdors d’events.</text:span></text:p>
      <text:p text:style-name="P38"><text:span text:style-name="T35">Disposa obligatòriament del tag identificador de la font de l’event així com </text:span><text:span text:style-name="T34">de </text:span><text:span text:style-name="T35">la llista </text:span><text:span text:style-name="T34">(</text:span><text:span text:style-name="T35">opcional</text:span><text:span text:style-name="T34">) </text:span><text:span text:style-name="T35">de tags a qui va dirigit l’event.</text:span></text:p>
      <text:h text:style-name="P39" text:outline-level="2"><text:bookmark-start text:name="__RefHeading___Toc1835_2255606982"/><text:soft-page-break/><text:span text:style-name="T17">Abstract</text:span><text:span text:style-name="T18">a</text:span><text:span text:style-name="T3">: </text:span><text:span text:style-name="T19">LdModel</text:span><text:bookmark-end text:name="__RefHeading___Toc1835_2255606982"/></text:h>
      <text:p text:style-name="P40">abstract class <text:span text:style-name="T5">LdModel</text:span></text:p>
      <text:p text:style-name="P40">implements LdTagIntf {</text:p>
      <text:p text:style-name="P40"><text:s text:c="2"/>// 📝 ESTÀTICS -----------------------</text:p>
      <text:p text:style-name="P40"><text:s text:c="2"/>static const String mfModel = "mfData";</text:p>
      <text:p text:style-name="P40"/>
      <text:p text:style-name="P40"><text:s text:c="2"/>// 🧩 MEMBRES ------------------------</text:p>
      <text:p text:style-name="P40"><text:s text:c="2"/>final String id;</text:p>
      <text:p text:style-name="P40"/>
      <text:p text:style-name="P40"><text:s text:c="2"/>// 🛠️ CONSTRUCTOR -------------------</text:p>
      <text:p text:style-name="P40"><text:s text:c="2"/><text:span text:style-name="T5">LdModel</text:span>({ required this.id });</text:p>
      <text:p text:style-name="P40"/>
      <text:p text:style-name="P40"><text:s text:c="2"/><text:span text:style-name="T5">LdModel.fromMap</text:span>({ required LdMap pMap })</text:p>
      <text:p text:style-name="P40"><text:s text:c="2"/>: id = pMap['id'];</text:p>
      <text:p text:style-name="P40"/>
      <text:p text:style-name="P40"><text:s text:c="2"/>// 📥 GETTERS/SETTERS ----------------</text:p>
      <text:p text:style-name="P40"><text:s text:c="2"/>@override String get <text:span text:style-name="T5">baseTag</text:span>;</text:p>
      <text:p text:style-name="P40"><text:s text:c="2"/></text:p>
      <text:p text:style-name="P40"><text:s text:c="2"/>// 🌥️ FUNCIONS ABSTRACTES -----------</text:p>
      <text:p text:style-name="P40"><text:s text:c="2"/>void <text:span text:style-name="T5">dispose</text:span>();</text:p>
      <text:p text:style-name="P40"><text:s text:c="2"/>LdMap <text:span text:style-name="T5">toMap</text:span>();</text:p>
      <text:p text:style-name="P40">}</text:p>
      <text:p text:style-name="P41"><text:span text:style-name="T21">La classe abstracta ‘</text:span><text:span text:style-name="T31">Ld</text:span><text:span text:style-name="T36">Model</text:span><text:span text:style-name="T21">’ </text:span><text:span text:style-name="T32">és </text:span><text:span text:style-name="T37">la generalització de qualsevol entitat de dades de l’aplicació. D’aquesta forma totes les estructures de dades tenen una forma comuna i poden enviar-se a través d’streams.</text:span></text:p>
      <text:p text:style-name="P41"><text:span text:style-name="T37"/></text:p>
      <text:p text:style-name="P42"><text:span text:style-name="T32"/></text:p>
      <text:h text:style-name="P43" text:outline-level="1"><text:bookmark-start text:name="__RefHeading___Toc3468_2255606982"/>Classes d’Arquitectura de Vistes<text:bookmark-end text:name="__RefHeading___Toc3468_2255606982"/></text:h>
      <text:p text:style-name="P44">L’arquitectura de les vistes aprofita les classes del <text:span text:style-name="T1">nucli</text:span> per tal de simplificar el codi per a cada vista en particular.</text:p>
      <text:h text:style-name="P45" text:outline-level="2"><text:bookmark-start text:name="__RefHeading___Toc1835_2255606982 Copy 1"/><text:span text:style-name="T17">Abstract</text:span><text:span text:style-name="T18">a</text:span><text:span text:style-name="T3">: </text:span><text:span text:style-name="T38">LdViewState</text:span><text:bookmark-end text:name="__RefHeading___Toc1835_2255606982 Copy 1"/></text:h>
      <text:p text:style-name="P46">abstract class <text:span text:style-name="T5">LdViewState</text:span>&lt;</text:p>
      <text:p text:style-name="P46"><text:s text:c="2"/>T <text:s/>extends LdStreamEnvelope,</text:p>
      <text:p text:style-name="P46"><text:s text:c="2"/>VC extends LdViewCtrl&lt;T, VC, VS&gt;,</text:p>
      <text:p text:style-name="P46"><text:s text:c="2"/>VS extends LdViewState&lt;T, VC, VS&gt;</text:p>
      <text:p text:style-name="P46">&gt;</text:p>
      <text:p text:style-name="P46">extends LdState&lt;T, VC&gt; {</text:p>
      <text:p text:style-name="P46"><text:s text:c="2"/>// 🧩 MEMBRES ------------------------</text:p>
      <text:p text:style-name="P46"><text:s text:c="2"/>String <text:s/>_title;</text:p>
      <text:p text:style-name="P46"><text:s text:c="2"/>String? _subTitle;</text:p>
      <text:p text:style-name="P46"/>
      <text:p text:style-name="P46"><text:s text:c="2"/>// 📥 GETTERS/SETTERS ----------------</text:p>
      <text:p text:style-name="P46"><text:s text:c="2"/>String <text:s/>get <text:span text:style-name="T5">title</text:span> <text:s text:c="3"/>=&gt; _title;</text:p>
      <text:p text:style-name="P46"><text:s text:c="2"/>String? get <text:span text:style-name="T5">subTitle</text:span> =&gt; _subTitle;</text:p>
      <text:p text:style-name="P46"><text:s text:c="2"/>void <text:span text:style-name="T5">setTitles</text:span>(String pTitle, String pSubtitle) {</text:p>
      <text:p text:style-name="P46"><text:s text:c="4"/>_title = pTitle;</text:p>
      <text:p text:style-name="P46"><text:s text:c="4"/>_subTitle = pSubtitle;</text:p>
      <text:p text:style-name="P46"><text:s text:c="4"/>emitData(pSrcTag: tag, pTgtTag: ctrl.tag);</text:p>
      <text:p text:style-name="P46"><text:s text:c="2"/>}</text:p>
      <text:p text:style-name="P46"/>
      <text:p text:style-name="P46"><text:s text:c="2"/>// 🛠️ CONSTRUCTOR/DISPOSE -----------</text:p>
      <text:p text:style-name="P46"><text:s text:c="2"/><text:span text:style-name="T5">LdViewState</text:span>({ required String pTitle, String? pSubtitle, super.pTag })</text:p>
      <text:p text:style-name="P46"><text:s text:c="2"/>: _title = pTitle,</text:p>
      <text:p text:style-name="P46"><text:s text:c="4"/>_subTitle = pSubtitle;</text:p>
      <text:p text:style-name="P46"/>
      <text:p text:style-name="P46"><text:s text:c="2"/>@override</text:p>
      <text:p text:style-name="P46"><text:s text:c="2"/>void <text:span text:style-name="T5">dispose</text:span>() {</text:p>
      <text:p text:style-name="P46"><text:s text:c="4"/>super.dispose();</text:p>
      <text:p text:style-name="P46"><text:s text:c="2"/>}</text:p>
      <text:p text:style-name="P46">}</text:p>
      <text:p text:style-name="P47"><text:span text:style-name="T21">La classe abstracta ‘</text:span><text:span text:style-name="T31">Ld</text:span><text:span text:style-name="T39">ViewState</text:span><text:span text:style-name="T21">’ </text:span><text:span text:style-name="T32">és </text:span><text:span text:style-name="T37">la generalització de qualsevol </text:span><text:span text:style-name="T40">estat de vista </text:span><text:span text:style-name="T37">de l’aplicació. </text:span><text:span text:style-name="T40">Donat que totes les vistes disposen d’un títol i un subtítol opcional aquests valors els gestiona </text:span><text:span text:style-name="T39">LdViewState</text:span><text:span text:style-name="T40"> simplificant l’estat de les vistes que hi derivin.</text:span></text:p>
      <text:h text:style-name="P48" text:outline-level="2"/>
      <text:h text:style-name="P49" text:outline-level="2"><text:bookmark-start text:name="__RefHeading___Toc1835_2255606982 Copy 1 Copy 2"/><text:span text:style-name="T17">Abstract</text:span><text:span text:style-name="T18">a</text:span><text:span text:style-name="T3">: </text:span><text:span text:style-name="T38">LdViewCtrl</text:span><text:bookmark-end text:name="__RefHeading___Toc1835_2255606982 Copy 1 Copy 2"/></text:h>
      <text:p text:style-name="P46">abstract class <text:span text:style-name="T5">LdViewCtrl</text:span>&lt;</text:p>
      <text:p text:style-name="P46"><text:s text:c="2"/>T extends LdStreamEnvelope,</text:p>
      <text:p text:style-name="P46"><text:s text:c="2"/>VC extends LdViewCtrl&lt;T, VC, VS&gt;,</text:p>
      <text:p text:style-name="P46"><text:s text:c="2"/>VS extends LdViewState&lt;T, VC, VS&gt;</text:p>
      <text:p text:style-name="P46">&gt; </text:p>
      <text:p text:style-name="P46">extends LdCtrl&lt;T, VS&gt; <text:s/>{</text:p>
      <text:p text:style-name="P46"><text:s text:c="2"/>// 🛠️ CONSTRUCTOR/DISPOSE -----------</text:p>
      <text:p text:style-name="P46"><text:s text:c="2"/><text:span text:style-name="T5">LdViewCtrl</text:span>({ super.pTag });</text:p>
      <text:p text:style-name="P46"/>
      <text:p text:style-name="P46"><text:s text:c="2"/>@override</text:p>
      <text:p text:style-name="P46"><text:s text:c="2"/>void <text:span text:style-name="T5">dispose</text:span>() {</text:p>
      <text:p text:style-name="P46"><text:s text:c="4"/>super.dispose();</text:p>
      <text:p text:style-name="P46"><text:s text:c="2"/>}</text:p>
      <text:p text:style-name="P46"/>
      <text:p text:style-name="P46"><text:s text:c="2"/>// 🌥️ 'LdCtrl' ----------------------</text:p>
      <text:p text:style-name="P46"><text:s text:c="2"/>@override</text:p>
      <text:p text:style-name="P46"><text:s text:c="2"/>Widget <text:span text:style-name="T5">build</text:span>(BuildContext pBCtx);</text:p>
      <text:p text:style-name="P46">}</text:p>
      <text:p text:style-name="P47"><text:span text:style-name="T21">La classe abstracta ‘</text:span><text:span text:style-name="T31">Ld</text:span><text:span text:style-name="T39">ViewCtrl</text:span><text:span text:style-name="T21">’ </text:span><text:span text:style-name="T32">és </text:span><text:span text:style-name="T37">la generalització de qualsevol </text:span><text:span text:style-name="T40">renderitzat de vista </text:span><text:span text:style-name="T37">de l’aplicació.</text:span></text:p>
      <text:h text:style-name="P45" text:outline-level="2"><text:bookmark-start text:name="__RefHeading___Toc1835_2255606982 Copy 1 Copy 1"/><text:span text:style-name="T17">Abstract</text:span><text:span text:style-name="T18">a</text:span><text:span text:style-name="T3">: </text:span><text:span text:style-name="T38">LdView</text:span><text:bookmark-end text:name="__RefHeading___Toc1835_2255606982 Copy 1 Copy 1"/></text:h>
      <text:p text:style-name="P46">abstract class <text:span text:style-name="T5">LdView</text:span></text:p>
      <text:p text:style-name="P46">extends <text:s text:c="3"/><text:span text:style-name="T5">StatelessWidget</text:span></text:p>
      <text:p text:style-name="P46">with <text:s text:c="6"/><text:span text:style-name="T5">LdTagMixin</text:span></text:p>
      <text:p text:style-name="P46">implements <text:span text:style-name="T5">LdTagIntf</text:span> {</text:p>
      <text:p text:style-name="P46"><text:s text:c="2"/>// 🧩 MEMBRES ------------------------</text:p>
      <text:p text:style-name="P46"><text:s text:c="2"/>final LdViewState _state;</text:p>
      <text:p text:style-name="P46"><text:s text:c="2"/>final LdViewCtrl <text:s/>_ctrl;</text:p>
      <text:p text:style-name="P46"><text:s text:c="2"/></text:p>
      <text:p text:style-name="P46"><text:s text:c="2"/>// 📥 GETTERS/SETTERS ----------------</text:p>
      <text:p text:style-name="P46"><text:s text:c="2"/>LdViewState get <text:span text:style-name="T5">state</text:span> =&gt; _state;</text:p>
      <text:p text:style-name="P46"><text:s text:c="2"/>LdViewCtrl <text:s/>get <text:span text:style-name="T5">ctrl</text:span> <text:s/>=&gt; _ctrl;</text:p>
      <text:p text:style-name="P46"/>
      <text:p text:style-name="P46"><text:s text:c="2"/>// 🛠️ CONSTRUCTOR/DISPOSE -----------</text:p>
      <text:p text:style-name="P50"><text:s text:c="2"/><text:span text:style-name="T5">LdView</text:span>({ super.key, String? pTag, required LdViewState pState, required LdViewCtrl pCtrl })</text:p>
      <text:p text:style-name="P46"><text:s text:c="2"/>: _state = pState, _ctrl = pCtrl {</text:p>
      <text:p text:style-name="P46"><text:s text:c="4"/>LdBinding bind = LdBinding.single;</text:p>
      <text:p text:style-name="P46"><text:s text:c="4"/>tag = bind.newViewTag(pTag?? baseTag);</text:p>
      <text:p text:style-name="P46"><text:s text:c="4"/>bind.add(tag, this);</text:p>
      <text:p text:style-name="P46"><text:s text:c="2"/>}</text:p>
      <text:p text:style-name="P46"/>
      <text:p text:style-name="P46"><text:s text:c="2"/>void <text:span text:style-name="T5">dispose</text:span>() {</text:p>
      <text:p text:style-name="P46"><text:s text:c="4"/>LdBinding.single.remove(tag);</text:p>
      <text:p text:style-name="P46"><text:s text:c="4"/>_state.dispose();</text:p>
      <text:p text:style-name="P46"><text:s text:c="4"/>_ctrl.dispose();</text:p>
      <text:p text:style-name="P46"><text:s text:c="2"/>}</text:p>
      <text:p text:style-name="P46"/>
      <text:p text:style-name="P46"><text:s text:c="2"/>// 'LdTagIntf' ----------------------</text:p>
      <text:p text:style-name="P46"><text:soft-page-break/><text:s text:c="2"/>@override</text:p>
      <text:p text:style-name="P51"><text:s text:c="2"/>String get <text:span text:style-name="T5">baseTag</text:span> =&gt; "LdView";</text:p>
      <text:p text:style-name="P46"/>
      <text:p text:style-name="P46"><text:s text:c="2"/>// 'StatelessState' -----------------</text:p>
      <text:p text:style-name="P46"><text:s text:c="2"/>@override</text:p>
      <text:p text:style-name="P46"><text:s text:c="2"/>Widget <text:span text:style-name="T5">build</text:span>(BuildContext pBCtx) {</text:p>
      <text:p text:style-name="P46"><text:s text:c="4"/>return _ctrl.build(pBCtx);</text:p>
      <text:p text:style-name="P46"><text:s text:c="2"/>}</text:p>
      <text:p text:style-name="P46">}</text:p>
      <text:p text:style-name="P47"><text:span text:style-name="T21">La classe abstracta ‘</text:span><text:span text:style-name="T31">Ld</text:span><text:span text:style-name="T39">View</text:span><text:span text:style-name="T21">’ </text:span><text:span text:style-name="T32">és </text:span><text:span text:style-name="T37">la generalització de qualsevol </text:span><text:span text:style-name="T40">vista </text:span><text:span text:style-name="T37">de l’aplicació. </text:span><text:span text:style-name="T39">LdView </text:span><text:span text:style-name="T40">abstreu la gestió final dels tags i del seu registre, agrupant tant l’estat com el controlador de la vista. </text:span><text:span text:style-name="T41">Un cop la vista rep la petició de construcció aquesta delega la renderització a la instància de control </text:span><text:span text:style-name="T42">LdViewCtrl</text:span><text:span text:style-name="T41">.</text:span></text:p>
      <text:p text:style-name="P47"><text:span text:style-name="T41"/></text:p>
      <text:p text:style-name="P47"><text:span text:style-name="T41"/></text:p>
      <text:h text:style-name="P52" text:outline-level="1"><text:bookmark-start text:name="__RefHeading___Toc3468_2255606982 Copy 1"/>Classes d’Arquitectura de <text:span text:style-name="T43">Widgets</text:span><text:bookmark-end text:name="__RefHeading___Toc3468_2255606982 Copy 1"/></text:h>
      <text:p text:style-name="P53">L’arquitectura de<text:span text:style-name="T43">ls widgets o components </text:span>aprofita les classes del <text:span text:style-name="T1">nucli</text:span> per tal de simplificar el codi per a cada <text:span text:style-name="T43">widget </text:span>en particular.</text:p>
      <text:h text:style-name="P54" text:outline-level="2"><text:bookmark-start text:name="__RefHeading___Toc1835_2255606982 Copy 1 Copy 3"/><text:span text:style-name="T17">Abstract</text:span><text:span text:style-name="T18">a</text:span><text:span text:style-name="T3">: </text:span><text:span text:style-name="T38">Ld</text:span><text:span text:style-name="T44">Widget</text:span><text:span text:style-name="T38">State</text:span><text:bookmark-end text:name="__RefHeading___Toc1835_2255606982 Copy 1 Copy 3"/></text:h>
      <text:p text:style-name="P55">abstract class <text:span text:style-name="T5">LdWidgetState</text:span>&lt;</text:p>
      <text:p text:style-name="P55"><text:s text:c="2"/>T <text:s/>extends LdStreamEnvelope,</text:p>
      <text:p text:style-name="P55"><text:s text:c="2"/>WC extends LdWidgetCtrl&lt;T, WC, WS&gt;,</text:p>
      <text:p text:style-name="P55"><text:s text:c="2"/>WS extends LdWidgetState&lt;T, WC, WS&gt;</text:p>
      <text:p text:style-name="P55">&gt;</text:p>
      <text:p text:style-name="P55">extends <text:span text:style-name="T5">LdState</text:span>&lt;T, WC&gt; {</text:p>
      <text:p text:style-name="P55"><text:s text:c="2"/>// 🛠️ CONSTRUCTOR/DISPOSE -----------</text:p>
      <text:p text:style-name="P55"><text:s text:c="2"/><text:span text:style-name="T5">LdWidgetState</text:span>({ required super.pTag });</text:p>
      <text:p text:style-name="P55"><text:s text:c="4"/></text:p>
      <text:p text:style-name="P55"><text:s text:c="2"/>@override <text:s/></text:p>
      <text:p text:style-name="P55"><text:s text:c="2"/>void <text:span text:style-name="T5">dispose</text:span>() {</text:p>
      <text:p text:style-name="P55"><text:s text:c="4"/>super.dispose();</text:p>
      <text:p text:style-name="P55"><text:s text:c="2"/>}</text:p>
      <text:p text:style-name="P55">}</text:p>
      <text:p text:style-name="P56"><text:span text:style-name="T21">La classe abstracta ‘</text:span><text:span text:style-name="T31">Ld</text:span><text:span text:style-name="T45">Widget</text:span><text:span text:style-name="T39">State</text:span><text:span text:style-name="T21">’ </text:span><text:span text:style-name="T32">és </text:span><text:span text:style-name="T37">la generalització de qualsevol </text:span><text:span text:style-name="T40">estat de </text:span><text:span text:style-name="T46">widget </text:span><text:span text:style-name="T37">de l’aplicació.</text:span></text:p>
      <text:h text:style-name="P57" text:outline-level="2"><text:bookmark-start text:name="__RefHeading___Toc1835_2255606982 Copy 1 Copy 3 Copy 1"/><text:span text:style-name="T17">Abstract</text:span><text:span text:style-name="T18">a</text:span><text:span text:style-name="T3">: </text:span><text:span text:style-name="T38">Ld</text:span><text:span text:style-name="T44">Widget</text:span><text:span text:style-name="T47">Ctrl</text:span><text:bookmark-end text:name="__RefHeading___Toc1835_2255606982 Copy 1 Copy 3 Copy 1"/></text:h>
      <text:p text:style-name="P58">abstract class <text:span text:style-name="T5">LdWidgetCtrl</text:span>&lt;</text:p>
      <text:p text:style-name="P58"><text:s text:c="2"/>T <text:s/>extends LdStreamEnvelope,</text:p>
      <text:p text:style-name="P58"><text:s text:c="2"/>WC extends LdWidgetCtrl&lt;T, WC, WS&gt;,</text:p>
      <text:p text:style-name="P58"><text:s text:c="2"/>WS extends LdWidgetState&lt;T, WC, WS&gt;</text:p>
      <text:p text:style-name="P58">&gt;</text:p>
      <text:p text:style-name="P58">extends <text:span text:style-name="T5">LdCtrl</text:span>&lt;T, WS&gt; {</text:p>
      <text:p text:style-name="P58"><text:s text:c="2"/>// 🧩 MEMBRES ------------------------</text:p>
      <text:p text:style-name="P58"><text:s text:c="2"/>final LdView _view;</text:p>
      <text:p text:style-name="P58"/>
      <text:p text:style-name="P58"><text:s text:c="2"/>// 🛠️ CONSTRUCTOR/DISPOSE -----------</text:p>
      <text:p text:style-name="P58"><text:s text:c="2"/>LdWidgetCtrl({</text:p>
      <text:p text:style-name="P58"><text:s text:c="4"/>required super.pTag,</text:p>
      <text:p text:style-name="P58"><text:s text:c="4"/>required LdView pView,</text:p>
      <text:p text:style-name="P58"><text:s text:c="2"/>}): _view = pView;</text:p>
      <text:p text:style-name="P58"/>
      <text:p text:style-name="P58"><text:s text:c="2"/>@override <text:s/></text:p>
      <text:p text:style-name="P58"><text:s text:c="2"/>void dispose() {</text:p>
      <text:p text:style-name="P58"><text:s text:c="4"/>super.dispose();</text:p>
      <text:p text:style-name="P58"><text:s text:c="2"/>}</text:p>
      <text:p text:style-name="P58"><text:s text:c="2"/></text:p>
      <text:p text:style-name="P58"><text:s text:c="2"/>// 📥 GETTERS/SETTERS ----------------</text:p>
      <text:p text:style-name="P58"><text:s text:c="2"/>LdView get view =&gt; _view;</text:p>
      <text:p text:style-name="P58">}</text:p>
      <text:p text:style-name="P59"><text:span text:style-name="T21">La classe abstracta ‘</text:span><text:span text:style-name="T31">Ld</text:span><text:span text:style-name="T45">Widget</text:span><text:span text:style-name="T48">Ctrl</text:span><text:span text:style-name="T21">’ </text:span><text:span text:style-name="T32">és </text:span><text:span text:style-name="T37">la generalització de qualsevol </text:span><text:span text:style-name="T40">renderitzat de </text:span><text:span text:style-name="T49">widget </text:span><text:span text:style-name="T37">de l’aplicació.</text:span></text:p>
      <text:h text:style-name="P60" text:outline-level="2"><text:bookmark-start text:name="__RefHeading___Toc1835_2255606982 Copy 1 Copy 1 Copy 1"/><text:soft-page-break/><text:span text:style-name="T17">Abstract</text:span><text:span text:style-name="T18">a</text:span><text:span text:style-name="T3">: </text:span><text:span text:style-name="T38">Ld</text:span><text:span text:style-name="T47">Widget</text:span><text:bookmark-end text:name="__RefHeading___Toc1835_2255606982 Copy 1 Copy 1 Copy 1"/></text:h>
      <text:p text:style-name="P58">abstract class <text:span text:style-name="T5">LdWidget</text:span> </text:p>
      <text:p text:style-name="P58">extends <text:s text:c="3"/><text:span text:style-name="T5">StatelessWidget</text:span> <text:s/></text:p>
      <text:p text:style-name="P61">with <text:s text:c="6"/><text:span text:style-name="T5">LdTagMixin</text:span></text:p>
      <text:p text:style-name="P58">implements <text:span text:style-name="T5">LdTagIntf</text:span> {</text:p>
      <text:p text:style-name="P58"><text:s text:c="2"/>// 🧩 MEMBRES ------------------------</text:p>
      <text:p text:style-name="P58"><text:s text:c="2"/>StreamSubscription&lt;LdStreamEnvelope&gt;? _lstn;</text:p>
      <text:p text:style-name="P58"/>
      <text:p text:style-name="P58"><text:s text:c="2"/>final LdWidgetState _state;</text:p>
      <text:p text:style-name="P58"><text:s text:c="2"/>final LdWidgetCtrl <text:s/>_ctrl;</text:p>
      <text:p text:style-name="P58"><text:s text:c="2"/>final LdView <text:s text:c="7"/>_view;</text:p>
      <text:p text:style-name="P58"/>
      <text:p text:style-name="P58"><text:s text:c="2"/>// 🛠️ CONSTRUCTOR/DISPOSE -----------</text:p>
      <text:p text:style-name="P58"><text:s text:c="2"/><text:span text:style-name="T5">LdWidget</text:span>({</text:p>
      <text:p text:style-name="P58"><text:s text:c="4"/>super.key, </text:p>
      <text:p text:style-name="P58"><text:s text:c="4"/>String? pTag, </text:p>
      <text:p text:style-name="P58"><text:s text:c="4"/>required LdView pView, </text:p>
      <text:p text:style-name="P58"><text:s text:c="4"/>required LdWidgetState pState, </text:p>
      <text:p text:style-name="P58"><text:s text:c="4"/>required LdWidgetCtrl pCtrl })</text:p>
      <text:p text:style-name="P58"><text:s text:c="2"/>: _state = pState,</text:p>
      <text:p text:style-name="P58"><text:s text:c="4"/>_ctrl = pCtrl,</text:p>
      <text:p text:style-name="P58"><text:s text:c="4"/>_view = pView {</text:p>
      <text:p text:style-name="P58"><text:s text:c="4"/>LdBinding bind = LdBinding.single;</text:p>
      <text:p text:style-name="P58"><text:s text:c="4"/>tag = bind.newViewTag(pTag?? baseTag);</text:p>
      <text:p text:style-name="P58"><text:s text:c="4"/>bind.add(tag, this);</text:p>
      <text:p text:style-name="P58"><text:s text:c="4"/>LdBinding.single.add(tag, this);</text:p>
      <text:p text:style-name="P58"><text:s text:c="4"/>_lstn = _view.state.subscribe(</text:p>
      <text:p text:style-name="P58"><text:s text:c="6"/>pLstn: listen,</text:p>
      <text:p text:style-name="P58"><text:s text:c="6"/>pOnError: onError,</text:p>
      <text:p text:style-name="P58"><text:s text:c="6"/>pOnDone: onDone,</text:p>
      <text:p text:style-name="P58"><text:s text:c="6"/>cancelOnError: true,</text:p>
      <text:p text:style-name="P58"><text:s text:c="4"/>);</text:p>
      <text:p text:style-name="P58"/>
      <text:p text:style-name="P58"><text:s text:c="2"/>}</text:p>
      <text:p text:style-name="P58"/>
      <text:p text:style-name="P58"><text:s text:c="2"/>void <text:span text:style-name="T5">dispose</text:span>() {</text:p>
      <text:p text:style-name="P58"><text:s text:c="4"/>_view.state.unsubscribe(_lstn);</text:p>
      <text:p text:style-name="P58"><text:s text:c="4"/>LdBinding.single.remove(tag);</text:p>
      <text:p text:style-name="P58"><text:s text:c="4"/>_state.dispose();</text:p>
      <text:p text:style-name="P58"><text:s text:c="4"/>_ctrl.dispose();</text:p>
      <text:p text:style-name="P58"><text:s text:c="2"/>}</text:p>
      <text:p text:style-name="P58"/>
      <text:p text:style-name="P58"><text:s text:c="2"/>// 📥 GETTERS/SETTERS ----------------</text:p>
      <text:p text:style-name="P58"><text:s text:c="2"/>LdWidgetState get <text:span text:style-name="T5">state</text:span> =&gt; _state;</text:p>
      <text:p text:style-name="P58"><text:s text:c="2"/>LdWidgetCtrl <text:s/>get <text:span text:style-name="T5">ctrl</text:span> <text:s/>=&gt; _ctrl;</text:p>
      <text:p text:style-name="P58"><text:s text:c="2"/>LdView <text:s text:c="7"/>get <text:span text:style-name="T5">view</text:span> <text:s/>=&gt; _view;</text:p>
      <text:p text:style-name="P62"/>
      <text:p text:style-name="P58"><text:s text:c="2"/>// 🌥️ 'LdWidget' ---------------------</text:p>
      <text:p text:style-name="P58"><text:s text:c="2"/>@override</text:p>
      <text:p text:style-name="P58"><text:s text:c="2"/>Widget <text:span text:style-name="T5">build</text:span>(BuildContext pBCtx) {</text:p>
      <text:p text:style-name="P58"><text:s text:c="4"/>return _ctrl.build(pBCtx);</text:p>
      <text:p text:style-name="P58"><text:s text:c="2"/>}</text:p>
      <text:p text:style-name="P58"><text:s/></text:p>
      <text:p text:style-name="P58"><text:soft-page-break/><text:s text:c="2"/>// 🌥️ 'LdTagIntf' -------------------</text:p>
      <text:p text:style-name="P58"><text:s text:c="2"/>@override</text:p>
      <text:p text:style-name="P58"><text:s text:c="2"/>String get <text:span text:style-name="T5">baseTag</text:span> =&gt; "LdWidget";</text:p>
      <text:p text:style-name="P58"/>
      <text:p text:style-name="P58"><text:s text:c="2"/>// 🌥️ FUNCIONS ESTÀTIQUES -----------</text:p>
      <text:p text:style-name="P58"><text:s text:c="2"/>void <text:span text:style-name="T5">listen</text:span>(LdStreamEnvelope&lt;LdModel&gt; pEnv);</text:p>
      <text:p text:style-name="P58"><text:s text:c="2"/>void <text:span text:style-name="T5">onError</text:span>();</text:p>
      <text:p text:style-name="P58"><text:s text:c="2"/>void <text:span text:style-name="T5">onDone</text:span>();</text:p>
      <text:p text:style-name="P58">}</text:p>
      <text:p text:style-name="P63"><text:span text:style-name="T21">La classe abstracta ‘</text:span><text:span text:style-name="T31">Ld</text:span><text:span text:style-name="T50">Widget</text:span><text:span text:style-name="T21">’ </text:span><text:span text:style-name="T32">és </text:span><text:span text:style-name="T37">la generalització de qualsevol </text:span><text:span text:style-name="T51">widget </text:span><text:span text:style-name="T37">de l’aplicació. </text:span><text:span text:style-name="T39">Ld</text:span><text:span text:style-name="T50">Widget</text:span><text:span text:style-name="T39"> </text:span><text:span text:style-name="T40">abstreu la gestió final dels tags i del seu registre, agrupant tant l’estat com el controlador de</text:span><text:span text:style-name="T51">l Widget</text:span><text:span text:style-name="T40">. </text:span><text:span text:style-name="T41">Un cop </text:span><text:span text:style-name="T51">el widget </text:span><text:span text:style-name="T41">rep la petició de construcció aquesta delega la renderització a la instància de control </text:span><text:span text:style-name="T42">Ld</text:span><text:span text:style-name="T50">Widget</text:span><text:span text:style-name="T42">Ctrl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entury Gothic" svg:font-family="'Century Gothic'" style:font-adornments="Norm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font-family="'Century Gothic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b6452"/>
    </style:style>
    <style:page-layout style:name="Mpm1">
      <style:page-layout-properties fo:page-width="21.001cm" fo:page-height="29.7cm" style:num-format="1" style:print-orientation="portrait" fo:margin-top="1.623cm" fo:margin-bottom="1.23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àg </text:span><text:page-number text:select-page="current">17</text:page-number><text:s/><text:span text:style-name="MT1">de </text:span><text:page-count>17</text:page-count></text:p>
      </style:footer>
      <style:footer-first>
        <text:p text:style-name="MP1"><text:span text:style-name="MT1">Pàg </text:span><text:page-number text:select-page="current">1</text:page-number><text:s/><text:span text:style-name="MT1">de </text:span><text:page-count>17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8:12:42.873000000</meta:creation-date>
    <meta:generator>LibreOffice/24.8.5.2$Windows_X86_64 LibreOffice_project/fddf2685c70b461e7832239a0162a77216259f22</meta:generator>
    <dc:date>2025-03-30T15:30:38.321000000</dc:date>
    <meta:editing-duration>PT1H21M44S</meta:editing-duration>
    <meta:editing-cycles>22</meta:editing-cycles>
    <meta:print-date>2025-03-30T15:08:54.049000000</meta:print-date>
    <meta:printed-by>PDF files</meta:printed-by>
    <meta:document-statistic meta:table-count="0" meta:image-count="0" meta:object-count="0" meta:page-count="17" meta:paragraph-count="587" meta:word-count="2639" meta:character-count="20986" meta:non-whitespace-character-count="17102"/>
  </office:meta>
</office:document-meta>
</file>